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690" style:parent-style-name="Graphics">
      <style:graphic-properties draw:fill="none" fo:clip="rect(0in 0in 0in 0in)" draw:stroke="none"/>
    </style:style>
    <style:style style:family="drawing-page" style:name="a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65" style:parent-style-name="Graphics">
      <style:graphic-properties draw:fill="none" draw:stroke="none"/>
    </style:style>
    <style:style style:family="drawing-page" style:name="a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638" style:parent-style-name="Graphics">
      <style:graphic-properties draw:fill="none" fo:clip="rect(0in 0in 0in 0in)" draw:stroke="none"/>
    </style:style>
    <style:style style:family="drawing-page" style:name="a6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parent-style-name="Graphics">
      <style:graphic-properties draw:fill="none" fo:clip="rect(0in 0in 0in 0in)" draw:stroke="non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09" style:parent-style-name="Graphics">
      <style:graphic-properties draw:fill="none" fo:clip="rect(0in 0in 0in 0in)" draw:stroke="non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647" style:parent-style-name="Graphics">
      <style:graphic-properties draw:fill="none" fo:clip="rect(0in 0in 0.94978in 0in)" draw:stroke="non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618" style:parent-style-name="Graphics">
      <style:graphic-properties draw:fill="none" fo:clip="rect(0in 0in 0in 0in)" draw:stroke="none"/>
    </style:style>
    <style:style style:family="drawing-page" style:name="a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parent-style-name="Graphics">
      <style:graphic-properties draw:fill="none" draw:stroke="non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ndara"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parent-style-name="Graphics">
      <style:graphic-properties draw:fill="none" fo:clip="rect(0in 0in 0in 0in)" draw:stroke="non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628" style:parent-style-name="Graphics">
      <style:graphic-properties draw:fill="none" fo:clip="rect(0in 0in 0in 0in)" draw:stroke="none"/>
    </style:style>
    <style:style style:family="drawing-page" style:name="a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office:automatic-styles>
  <office:body>
    <office:presentation>
      <draw:page draw:name="Slide1" draw:style-name="a609" draw:master-page-name="Master1-Layout1-title-Титульный-слайд" presentation:presentation-page-layout-name="Master1-PPL1">
        <draw:frame draw:id="id146" presentation:style-name="a613" draw:name="Заголовок 1" svg:x="0.82631in" svg:y="0.52129in" svg:width="8.5in" svg:height="0.81877in" presentation:class="title" presentation:placeholder="false">
          <draw:text-box>
            <text:p text:style-name="a612" text:class-names="" text:cond-style-name=""><text:span text:style-name="a610" text:class-names="">Введение</text:span><text:span text:style-name="a611" text:class-names=""/></text:p>
          </draw:text-box>
          <svg:title/>
          <svg:desc/>
        </draw:frame>
        <draw:frame draw:id="id147" presentation:style-name="a617" draw:name="Подзаголовок 2" svg:x="0.43256in" svg:y="1.38753in" svg:width="4.96118in" svg:height="4.48869in" presentation:class="subtitle" presentation:placeholder="false">
          <draw:text-box>
            <text:p text:style-name="a616" text:class-names="" text:cond-style-name=""><text:span text:style-name="a614" text:class-names="">тезисы</text:span><text:span text:style-name="a615" text:class-names=""/></text:p>
          </draw:text-box>
          <svg:title/>
          <svg:desc/>
        </draw:frame>
        <draw:frame draw:id="id148" draw:style-name="a618" draw:name="Picture 2" svg:x="5.55124in" svg:y="1.46406in" svg:width="4.01619in" svg:height="2.67746in" style:rel-width="scale" style:rel-height="scale">
          <draw:image xlink:href="media/image1.png" xlink:type="simple" xlink:show="embed" xlink:actuate="onLoad"/>
          <svg:title/>
          <svg:desc/>
        </draw:frame>
      </draw:page>
      <draw:page draw:name="Slide2" draw:style-name="a619" draw:master-page-name="Master1-Layout1-title-Титульный-слайд" presentation:presentation-page-layout-name="Master1-PPL1">
        <draw:frame draw:id="id149" presentation:style-name="a623" draw:name="Заголовок 1" svg:x="0.82631in" svg:y="0.52129in" svg:width="8.5in" svg:height="0.81877in" presentation:class="title" presentation:placeholder="false">
          <draw:text-box>
            <text:p text:style-name="a622" text:class-names="" text:cond-style-name=""><text:span text:style-name="a620" text:class-names="">ГЛАВА 1</text:span><text:span text:style-name="a621" text:class-names=""/></text:p>
          </draw:text-box>
          <svg:title/>
          <svg:desc/>
        </draw:frame>
        <draw:frame draw:id="id150" presentation:style-name="a627" draw:name="Подзаголовок 2" svg:x="0.66881in" svg:y="1.54503in" svg:width="6.61491in" svg:height="4.72493in" presentation:class="subtitle" presentation:placeholder="false">
          <draw:text-box>
            <text:p text:style-name="a626" text:class-names="" text:cond-style-name=""><text:span text:style-name="a624" text:class-names="">тезисы</text:span><text:span text:style-name="a625" text:class-names=""/></text:p>
          </draw:text-box>
          <svg:title/>
          <svg:desc/>
        </draw:frame>
        <draw:frame draw:id="id151" draw:style-name="a628" draw:name="Picture 2" svg:x="7.51997in" svg:y="3.75in" svg:width="2.08333in" svg:height="2.55208in" style:rel-width="scale" style:rel-height="scale">
          <draw:image xlink:href="media/image2.png" xlink:type="simple" xlink:show="embed" xlink:actuate="onLoad"/>
          <svg:title/>
          <svg:desc/>
        </draw:frame>
      </draw:page>
      <draw:page draw:name="Slide4" draw:style-name="a629" draw:master-page-name="Master1-Layout1-title-Титульный-слайд" presentation:presentation-page-layout-name="Master1-PPL1">
        <draw:frame draw:id="id152" presentation:style-name="a633" draw:name="Заголовок 1" svg:x="0.82631in" svg:y="0.52129in" svg:width="8.5in" svg:height="0.81877in" presentation:class="title" presentation:placeholder="false">
          <draw:text-box>
            <text:p text:style-name="a632" text:class-names="" text:cond-style-name=""><text:span text:style-name="a630" text:class-names="">ГЛАВА 2</text:span><text:span text:style-name="a631" text:class-names=""/></text:p>
          </draw:text-box>
          <svg:title/>
          <svg:desc/>
        </draw:frame>
        <draw:frame draw:id="id153" presentation:style-name="a637" draw:name="Подзаголовок 2" svg:x="0.59006in" svg:y="1.38753in" svg:width="4.72493in" svg:height="5.03993in" presentation:class="subtitle" presentation:placeholder="false">
          <draw:text-box>
            <text:p text:style-name="a636" text:class-names="" text:cond-style-name=""><text:span text:style-name="a634" text:class-names="">тезисы</text:span><text:span text:style-name="a635" text:class-names=""/></text:p>
          </draw:text-box>
          <svg:title/>
          <svg:desc/>
        </draw:frame>
        <draw:frame draw:id="id154" draw:style-name="a638" draw:name="Picture 2" svg:x="5.315in" svg:y="2.24601in" svg:width="4.40668in" svg:height="2.54356in" style:rel-width="scale" style:rel-height="scale">
          <draw:image xlink:href="media/image3.png" xlink:type="simple" xlink:show="embed" xlink:actuate="onLoad"/>
          <svg:title/>
          <svg:desc>Архитектурный проект: что это такое, этапы создания</svg:desc>
        </draw:frame>
      </draw:page>
      <draw:page draw:name="Slide5" draw:style-name="a639" draw:master-page-name="Master1-Layout1-title-Титульный-слайд" presentation:presentation-page-layout-name="Master1-PPL1">
        <draw:frame draw:id="id155" presentation:style-name="a643" draw:name="Заголовок 1" svg:x="0.82631in" svg:y="0.52129in" svg:width="8.5in" svg:height="0.81877in" presentation:class="title" presentation:placeholder="false">
          <draw:text-box>
            <text:p text:style-name="a642" text:class-names="" text:cond-style-name=""><text:span text:style-name="a640" text:class-names="">ГЛАВА 3</text:span><text:span text:style-name="a641" text:class-names=""/></text:p>
          </draw:text-box>
          <svg:title/>
          <svg:desc/>
        </draw:frame>
        <draw:frame draw:id="id156" presentation:style-name="a646" draw:name="Подзаголовок 2" svg:x="0.51131in" svg:y="1.30878in" svg:width="7in" svg:height="1.61111in" presentation:class="subtitle" presentation:placeholder="false">
          <draw:text-box>
            <text:p text:style-name="a645" text:class-names="" text:cond-style-name=""><text:span text:style-name="a644" text:class-names="">УПРАВЛЕНИЕ ПРОЦЕССОМ РАЗРАБОТКИ ПРОГРАММНОГО ОБЕСПЕЧЕНИЯ</text:span></text:p>
          </draw:text-box>
          <svg:title/>
          <svg:desc/>
        </draw:frame>
        <draw:frame draw:id="id157" draw:style-name="a647" draw:name="Picture 2" svg:x="5.55124in" svg:y="2.01752in" svg:width="4.11603in" svg:height="2.83962in" style:rel-width="scale" style:rel-height="scale">
          <draw:image xlink:href="media/image4.jpeg" xlink:type="simple" xlink:show="embed" xlink:actuate="onLoad"/>
          <svg:title/>
          <svg:desc>Концепция быстрого процесса разработки программного обеспечения для  управления проектами. Командная работа бизнеса. Мозговой штурм Иллюстрация  вектора - иллюстрации насчитывающей аналитиков, план: 174022993</svg:desc>
        </draw:frame>
      </draw:page>
      <draw:page draw:name="Slide3" draw:style-name="a648" draw:master-page-name="Master1-Layout1-title-Титульный-слайд" presentation:presentation-page-layout-name="Master1-PPL1">
        <draw:frame draw:id="id158" presentation:style-name="a653" draw:name="Заголовок 1" svg:x="0.82631in" svg:y="0.52129in" svg:width="8.5in" svg:height="0.81877in" presentation:class="title" presentation:placeholder="false">
          <draw:text-box>
            <text:p text:style-name="a652" text:class-names="" text:cond-style-name=""><text:span text:style-name="a649" text:class-names="">ГЛАВА<text:s text:c="1"/></text:span><text:span text:style-name="a650" text:class-names="">4</text:span><text:span text:style-name="a651" text:class-names=""/></text:p>
          </draw:text-box>
          <svg:title/>
          <svg:desc/>
        </draw:frame>
        <draw:frame draw:id="id159" presentation:style-name="a657" draw:name="Подзаголовок 2" svg:x="0.35381in" svg:y="1.30878in" svg:width="4.48869in" svg:height="5.03993in" presentation:class="subtitle" presentation:placeholder="false">
          <draw:text-box>
            <text:p text:style-name="a656" text:class-names="" text:cond-style-name=""><text:span text:style-name="a654" text:class-names="">тезисы</text:span><text:span text:style-name="a655" text:class-names=""/></text:p>
          </draw:text-box>
          <svg:title/>
          <svg:desc/>
        </draw:frame>
        <draw:frame draw:id="id160" draw:style-name="a658" draw:name="Picture 2" svg:x="5.55124in" svg:y="2.25377in" svg:width="3.75in" svg:height="3.10417in" style:rel-width="scale" style:rel-height="scale">
          <draw:image xlink:href="media/image5.jpeg" xlink:type="simple" xlink:show="embed" xlink:actuate="onLoad"/>
          <svg:title/>
          <svg:desc>Разработка программного обеспечения обзор, сравнение, лучшие продукты,  внедрения, поставщики. | ROI4CIO</svg:desc>
        </draw:frame>
      </draw:page>
      <draw:page draw:name="Slide6" draw:style-name="a659" draw:master-page-name="Master1-Layout1-title-Титульный-слайд" presentation:presentation-page-layout-name="Master1-PPL1">
        <draw:frame draw:id="id161" presentation:style-name="a664" draw:name="Заголовок 1" svg:x="0.82631in" svg:y="0.52129in" svg:width="8.5in" svg:height="0.81877in" presentation:class="title" presentation:placeholder="false">
          <draw:text-box>
            <text:p text:style-name="a663" text:class-names="" text:cond-style-name=""><text:span text:style-name="a660" text:class-names="">ГЛАВА<text:s text:c="1"/></text:span><text:span text:style-name="a661" text:class-names="">5</text:span><text:span text:style-name="a662" text:class-names=""/></text:p>
          </draw:text-box>
          <svg:title/>
          <svg:desc/>
        </draw:frame>
        <draw:frame draw:id="id162" draw:style-name="a665" draw:name="Рисунок 4" svg:x="2.41493in" svg:y="2.19236in" svg:width="5.17014in" svg:height="3.11528in" style:rel-width="scale" style:rel-height="scale">
          <draw:image xlink:href="media/image6.png" xlink:type="simple" xlink:show="embed" xlink:actuate="onLoad"/>
          <svg:title/>
          <svg:desc/>
        </draw:frame>
      </draw:page>
      <draw:page draw:name="Slide7" draw:style-name="a666" draw:master-page-name="Master1-Layout1-title-Титульный-слайд" presentation:presentation-page-layout-name="Master1-PPL1">
        <draw:frame draw:id="id163" presentation:style-name="a671" draw:name="Заголовок 1" svg:x="0.82631in" svg:y="0.52129in" svg:width="8.5in" svg:height="0.81877in" presentation:class="title" presentation:placeholder="false">
          <draw:text-box>
            <text:p text:style-name="a670" text:class-names="" text:cond-style-name=""><text:span text:style-name="a667" text:class-names="">ГЛАВА<text:s text:c="1"/></text:span><text:span text:style-name="a668" text:class-names="">6</text:span><text:span text:style-name="a669" text:class-names=""/></text:p>
          </draw:text-box>
          <svg:title/>
          <svg:desc/>
        </draw:frame>
        <draw:frame draw:id="id164" presentation:style-name="a675" draw:name="Подзаголовок 2" svg:x="0.58162in" svg:y="1.38753in" svg:width="4.81212in" svg:height="5.59117in" presentation:class="subtitle" presentation:placeholder="false">
          <draw:text-box>
            <text:p text:style-name="a674" text:class-names="" text:cond-style-name=""><text:span text:style-name="a672" text:class-names="">тезисы</text:span><text:span text:style-name="a673" text:class-names=""/></text:p>
          </draw:text-box>
          <svg:title/>
          <svg:desc/>
        </draw:frame>
        <draw:frame draw:id="id165" draw:style-name="a676" draw:name="Picture 2" svg:x="5.55124in" svg:y="1.38753in" svg:width="4.06076in" svg:height="2.7066in" style:rel-width="scale" style:rel-height="scale">
          <draw:image xlink:href="media/image7.png" xlink:type="simple" xlink:show="embed" xlink:actuate="onLoad"/>
          <svg:title/>
          <svg:desc/>
        </draw:frame>
      </draw:page>
      <draw:page draw:name="Slide8" draw:style-name="a677" draw:master-page-name="Master1-Layout1-title-Титульный-слайд" presentation:presentation-page-layout-name="Master1-PPL1">
        <draw:frame draw:id="id166" presentation:style-name="a682" draw:name="Заголовок 1" svg:x="0.82631in" svg:y="0.52129in" svg:width="8.5in" svg:height="0.81877in" presentation:class="title" presentation:placeholder="false">
          <draw:text-box>
            <text:p text:style-name="a681" text:class-names="" text:cond-style-name=""><text:span text:style-name="a678" text:class-names="">ГЛАВА<text:s text:c="1"/></text:span><text:span text:style-name="a679" text:class-names="">7</text:span><text:span text:style-name="a680" text:class-names=""/></text:p>
          </draw:text-box>
          <svg:title/>
          <svg:desc/>
        </draw:frame>
        <draw:frame draw:id="id167" presentation:style-name="a686" draw:name="Подзаголовок 2" svg:x="0.35381in" svg:y="1.46628in" svg:width="5.03993in" svg:height="5.51242in" presentation:class="subtitle" presentation:placeholder="false">
          <draw:text-box>
            <text:p text:style-name="a685" text:class-names="" text:cond-style-name=""><text:span text:style-name="a683" text:class-names="">тезисы</text:span><text:span text:style-name="a684" text:class-names=""/></text:p>
          </draw:text-box>
          <svg:title/>
          <svg:desc/>
        </draw:frame>
        <draw:custom-shape svg:x="0.17014in" svg:y="-0.89931in" svg:width="1.58333in" svg:height="1.875in" draw:id="id168" draw:style-name="a689" draw:name="AutoShape 2">
          <svg:title/>
          <svg:desc>Охрана труда - УЗ «Гродненская университетская клиника»</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frame draw:id="id169" draw:style-name="a690" draw:name="Picture 4" svg:x="5.51376in" svg:y="1.46628in" svg:width="4.11056in" svg:height="4.88243in" style:rel-width="scale" style:rel-height="scale">
          <draw:image xlink:href="media/image8.png" xlink:type="simple" xlink:show="embed" xlink:actuate="onLoad"/>
          <svg:title/>
          <svg:desc>Охрана труда - УЗ «Гродненская университетская клиника»</svg:desc>
        </draw:frame>
      </draw:page>
      <draw:page draw:name="Slide9" draw:style-name="a691" draw:master-page-name="Master1-Layout1-title-Титульный-слайд" presentation:presentation-page-layout-name="Master1-PPL1">
        <draw:frame draw:id="id170" presentation:style-name="a695" draw:name="Заголовок 1" svg:x="0.82631in" svg:y="0.52129in" svg:width="8.5in" svg:height="0.81877in" presentation:class="title" presentation:placeholder="false">
          <draw:text-box>
            <text:p text:style-name="a694" text:class-names="" text:cond-style-name=""><text:span text:style-name="a692" text:class-names="">ГЛАВА 8</text:span><text:span text:style-name="a693" text:class-names=""/></text:p>
          </draw:text-box>
          <svg:title/>
          <svg:desc/>
        </draw:frame>
        <draw:frame draw:id="id171" presentation:style-name="a699" draw:name="Подзаголовок 2" svg:x="0.35381in" svg:y="1.46628in" svg:width="5.19743in" svg:height="4.40994in" presentation:class="subtitle" presentation:placeholder="false">
          <draw:text-box>
            <text:p text:style-name="a698" text:class-names="" text:cond-style-name=""><text:span text:style-name="a696" text:class-names="">тезисы</text:span><text:span text:style-name="a697" text:class-names=""/></text:p>
          </draw:text-box>
          <svg:title/>
          <svg:desc/>
        </draw:frame>
        <draw:custom-shape svg:x="0.17014in" svg:y="-0.89931in" svg:width="2.15625in" svg:height="1.875in" draw:id="id172" draw:style-name="a702" draw:name="AutoShape 2">
          <svg:title/>
          <svg:desc>Энергосбережение :: ГУО "Детский сад № 215 г.Минска"</svg:desc>
          <text:p text:style-name="a701" text:class-names="" text:cond-style-name=""><text:span text:style-name="a700" text:class-names=""/></text:p>
          <draw:enhanced-geometry xmlns:dr3d="urn:oasis:names:tc:opendocument:xmlns:dr3d:1.0" draw:type="non-primitive" svg:viewBox="0 0 21600 21600" draw:enhanced-path="M 0 0 L 21600 0 21600 21600 0 21600 Z N"/>
        </draw:custom-shape>
        <draw:custom-shape svg:x="0.33681in" svg:y="-0.73264in" svg:width="2.15625in" svg:height="1.875in" draw:id="id173" draw:style-name="a705" draw:name="AutoShape 4">
          <svg:title/>
          <svg:desc>Энергосбережение :: ГУО "Детский сад № 215 г.Минска"</svg:desc>
          <text:p text:style-name="a704" text:class-names="" text:cond-style-name=""><text:span text:style-name="a703" text:class-names=""/></text:p>
          <draw:enhanced-geometry xmlns:dr3d="urn:oasis:names:tc:opendocument:xmlns:dr3d:1.0" draw:type="non-primitive" svg:viewBox="0 0 21600 21600" draw:enhanced-path="M 0 0 L 21600 0 21600 21600 0 21600 Z N"/>
        </draw:custom-shape>
        <draw:custom-shape svg:x="0.17014in" svg:y="-0.15799in" svg:width="0.33333in" svg:height="0.33333in" draw:id="id174" draw:style-name="a708" draw:name="AutoShape 6">
          <svg:title/>
          <svg:desc>Энергосбережение :: ГУО "Детский сад № 215 г.Минска"</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frame draw:id="id175" draw:style-name="a709" draw:name="Picture 7" svg:x="5.74607in" svg:y="1.93878in" svg:width="3.88015in" svg:height="3.39513in" style:rel-width="scale" style:rel-height="scale">
          <draw:image xlink:href="media/image9.png" xlink:type="simple" xlink:show="embed" xlink:actuate="onLoad"/>
          <svg:title/>
          <svg:desc/>
        </draw:frame>
      </draw:page>
      <draw:page draw:name="Slide11" draw:style-name="a710" draw:master-page-name="Master1-Layout1-title-Титульный-слайд" presentation:presentation-page-layout-name="Master1-PPL1">
        <draw:frame draw:id="id176" presentation:style-name="a714" draw:name="Заголовок 1" svg:x="0.82631in" svg:y="0.52129in" svg:width="8.5in" svg:height="0.81877in" presentation:class="title" presentation:placeholder="false">
          <draw:text-box>
            <text:p text:style-name="a713" text:class-names="" text:cond-style-name=""><text:span text:style-name="a711" text:class-names="">ЗАКЛЮЧЕНИЕ</text:span><text:span text:style-name="a712" text:class-names=""/></text:p>
          </draw:text-box>
          <svg:title/>
          <svg:desc/>
        </draw:frame>
        <draw:frame draw:id="id177" draw:style-name="a715" draw:name="Рисунок 2" svg:x="1.84667in" svg:y="1.78in" svg:width="6.50667in" svg:height="3.69333in" style:rel-width="scale" style:rel-height="scale">
          <draw:image xlink:href="media/image10.png" xlink:type="simple" xlink:show="embed" xlink:actuate="onLoad"/>
          <svg:title/>
          <svg:desc/>
        </draw:frame>
      </draw:page>
      <draw:page draw:name="Slide12" draw:style-name="a716" draw:master-page-name="Master1-Layout1-title-Титульный-слайд" presentation:presentation-page-layout-name="Master1-PPL1">
        <draw:frame draw:id="id178" presentation:style-name="a720" draw:name="Заголовок 1" svg:x="0.82631in" svg:y="0.52129in" svg:width="8.5in" svg:height="0.81877in" presentation:class="title" presentation:placeholder="false">
          <draw:text-box>
            <text:p text:style-name="a719" text:class-names="" text:cond-style-name=""><text:span text:style-name="a717" text:class-names="">ВИДЕО</text:span><text:span text:style-name="a71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0.75in" svg:y="1.75in" svg:width="8.5in" svg:height="1.94675in"/>
      <presentation:placeholder presentation:object="subtitle" svg:x="1.5in" svg:y="3.88889in" svg:width="7in" svg:height="1.61111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2" style:display-name="Заголовок и объект">
      <presentation:placeholder presentation:object="object" svg:x="0.9537in" svg:y="2.92593in" svg:width="8.10185in" svg:height="3.77373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title" svg:x="0.5in" svg:y="0.37in" svg:width="9in" svg:height="1.37in"/>
    </style:presentation-page-layout>
    <style:presentation-page-layout style:name="Master1-PPL3" style:display-name="Заголовок раздела">
      <presentation:placeholder presentation:object="title" svg:x="0.75463in" svg:y="2.69418in" svg:width="8.5in" svg:height="1.66667in"/>
      <presentation:placeholder presentation:object="outline" svg:x="1.49537in" svg:y="1.57201in" svg:width="7.01852in" svg:height="1.02778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4" style:display-name="Два объекта">
      <presentation:placeholder presentation:object="title" svg:x="0.5in" svg:y="0.37in" svg:width="9in" svg:height="1.37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object" svg:x="0.74in" svg:y="2.93in" svg:width="4.18in" svg:height="3.77in"/>
      <presentation:placeholder presentation:object="object" svg:x="5.08in" svg:y="2.93in" svg:width="4.18in" svg:height="3.77in"/>
    </style:presentation-page-layout>
    <style:presentation-page-layout style:name="Master1-PPL5" style:display-name="Сравнение">
      <presentation:placeholder presentation:object="title" svg:x="0.5in" svg:y="0.37in" svg:width="9in" svg:height="1.37in"/>
      <presentation:placeholder presentation:object="outline" svg:x="0.74in" svg:y="2.92882in" svg:width="4.18in" svg:height="0.69965in"/>
      <presentation:placeholder presentation:object="object" svg:x="0.74074in" svg:y="3.75in" svg:width="4.17766in" svg:height="2.94965in"/>
      <presentation:placeholder presentation:object="outline" svg:x="5.08333in" svg:y="2.92882in" svg:width="4.18in" svg:height="0.69965in"/>
      <presentation:placeholder presentation:object="object" svg:x="5.07986in" svg:y="3.75in" svg:width="4.18in" svg:height="2.94965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6" style:display-name="Только заголовок">
      <presentation:placeholder presentation:object="title" svg:x="0.5in" svg:y="0.37in" svg:width="9in" svg:height="1.37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7" style:display-name="Пустой слайд">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8" style:display-name="Объект с подписью">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outline" svg:x="1in" svg:y="3.91667in" svg:width="3.66667in" svg:height="2.08333in"/>
      <presentation:placeholder presentation:object="title" svg:x="1in" svg:y="2.5in" svg:width="3.66667in" svg:height="1.37in"/>
      <presentation:placeholder presentation:object="object" svg:x="5.08745in" svg:y="2in" svg:width="4.26955in" svg:height="4.16667in"/>
    </style:presentation-page-layout>
    <style:presentation-page-layout style:name="Master1-PPL9" style:display-name="Рисунок с подписью">
      <presentation:placeholder presentation:object="title" svg:x="5.33044in" svg:y="0.37037in" svg:width="4.16956in" svg:height="2.65741in"/>
      <presentation:placeholder presentation:object="outline" svg:x="5.32407in" svg:y="3.0463in" svg:width="4.17593in" svg:height="2.64815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graphic" svg:x="0.91667in" svg:y="1.5in" svg:width="3.9in" svg:height="3.2in"/>
    </style:presentation-page-layout>
    <style:presentation-page-layout style:name="Master1-PPL10" style:display-name="Заголовок и вертикальный текст">
      <presentation:placeholder presentation:object="title" svg:x="0.5in" svg:y="0.37in" svg:width="9in" svg:height="1.37in"/>
      <presentation:placeholder presentation:object="outline" svg:x="0.9537in" svg:y="2.92593in" svg:width="8.10185in" svg:height="3.77373in"/>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style:presentation-page-layout>
    <style:presentation-page-layout style:name="Master1-PPL11" style:display-name="Вертикальный заголовок и текст">
      <presentation:placeholder presentation:object="date-time" svg:x="5.64706in" svg:y="6.83526in" svg:width="4.14117in" svg:height="0.39931in"/>
      <presentation:placeholder presentation:object="footer" svg:x="0.21177in" svg:y="6.83526in" svg:width="4.14118in" svg:height="0.39931in"/>
      <presentation:placeholder presentation:object="page-number" svg:x="4.36471in" svg:y="6.83526in" svg:width="1.27059in" svg:height="0.39931in"/>
      <presentation:placeholder presentation:object="title" svg:x="7.25in" svg:y="1.58333in" svg:width="2.25in" svg:height="4.90741in"/>
      <presentation:placeholder presentation:object="outline" svg:x="0.5in" svg:y="1.58333in" svg:width="6.58333in" svg:height="4.90741in"/>
    </style:presentation-page-layout>
    <style:style style:family="graphic" style:name="Graphics"/>
    <style:default-style style:family="graphic">
      <style:graphic-properties draw:fill="solid" draw:fill-color="#31b6fd" draw:opacity="100%" draw:stroke="solid" svg:stroke-width="0.01736in" svg:stroke-color="#165d83" svg:stroke-opacity="100%"/>
    </style:default-style>
    <draw:gradient draw:name="a3" draw:style="linear" draw:angle="0" draw:start-color="#0293e0" draw:end-color="#83d3fe" draw:start-intensity="100%" draw:end-intensity="100%"/>
    <draw:gradient draw:name="a337" draw:style="linear" draw:angle="0" draw:start-color="#0293e0" draw:end-color="#83d3fe" draw:start-intensity="100%" draw:end-intensity="100%"/>
    <draw:gradient draw:name="a405" draw:style="linear" draw:angle="0" draw:start-color="#0293e0" draw:end-color="#83d3fe" draw:start-intensity="100%" draw:end-intensity="100%"/>
    <draw:gradient draw:name="a149" draw:style="linear" draw:angle="0" draw:start-color="#0293e0" draw:end-color="#83d3fe" draw:start-intensity="100%" draw:end-intensity="100%"/>
    <draw:gradient draw:name="a96" draw:style="linear" draw:angle="0" draw:start-color="#0293e0" draw:end-color="#83d3fe" draw:start-intensity="100%" draw:end-intensity="100%"/>
    <draw:gradient draw:name="a373" draw:style="linear" draw:angle="0" draw:start-color="#0293e0" draw:end-color="#83d3fe" draw:start-intensity="100%" draw:end-intensity="100%"/>
    <draw:gradient draw:name="a559" draw:style="linear" draw:angle="0" draw:start-color="#0293e0" draw:end-color="#83d3fe" draw:start-intensity="100%" draw:end-intensity="100%"/>
    <draw:gradient draw:name="a56" draw:style="linear" draw:angle="0" draw:start-color="#0293e0" draw:end-color="#83d3fe" draw:start-intensity="100%" draw:end-intensity="100%"/>
    <draw:gradient draw:name="a189" draw:style="linear" draw:angle="0" draw:start-color="#0293e0" draw:end-color="#83d3fe" draw:start-intensity="100%" draw:end-intensity="100%"/>
    <draw:gradient draw:name="a506" draw:style="linear" draw:angle="0" draw:start-color="#0293e0" draw:end-color="#83d3fe" draw:start-intensity="100%" draw:end-intensity="100%"/>
    <draw:gradient draw:name="a462" draw:style="linear" draw:angle="0" draw:start-color="#0293e0" draw:end-color="#83d3fe" draw:start-intensity="100%" draw:end-intensity="100%"/>
    <draw:gradient draw:name="a259" draw:style="linear" draw:angle="0" draw:start-color="#0293e0" draw:end-color="#83d3fe"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20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73e87" style:text-line-through-type="none" style:text-line-through-style="none" style:text-line-through-width="auto" style:text-line-through-color="font-color" style:text-position="0% 100%" fo:font-family="Candara"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424">
      <style:text-properties fo:font-variant="normal" fo:text-transform="none" fo:color="#073e87"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427">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105">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1">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6">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5in" fo:padding-bottom="0.05in" fo:padding-left="0.1in" fo:padding-right="0.1in" draw:textarea-vertical-align="middle" draw:textarea-horizontal-align="center" draw:fill="gradient" draw:fill-gradient-name="a96" draw:stroke="none" draw:auto-grow-width="false" draw:auto-grow-height="false"/>
      <style:paragraph-properties style:font-independent-line-spacing="true" style:writing-mode="lr-tb"/>
    </style:style>
    <style:style style:family="graphic" style:name="a543">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aragraph" style:name="a112">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6">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gradient" draw:fill-gradient-name="a337" draw:stroke="none" draw:auto-grow-width="false" draw:auto-grow-height="false"/>
      <style:paragraph-properties style:font-independent-line-spacing="true" style:writing-mode="lr-tb"/>
    </style:style>
    <style:style style:family="text" style:name="a440">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60">
      <style:graphic-properties fo:wrap-option="wrap" fo:padding-top="0.05in" fo:padding-bottom="0.05in" fo:padding-left="0.1in" fo:padding-right="0.1in" draw:textarea-vertical-align="middle" draw:textarea-horizontal-align="center" draw:fill="gradient" draw:fill-gradient-name="a559"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5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gradient" draw:fill-gradient-name="a462" draw:stroke="none" draw:auto-grow-width="false" draw:auto-grow-height="fals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ndara"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ndar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4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573">
      <style:text-properties fo:font-variant="normal" fo:text-transform="none" fo:color="#073e87" style:text-line-through-type="none" style:text-line-through-style="none" style:text-line-through-width="auto" style:text-line-through-color="font-color" style:text-position="0% 100%" fo:font-family="Candara"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73e87"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drawing-page" style:name="a1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fo:wrap-option="wrap" fo:padding-top="0.05in" fo:padding-bottom="0.05in" fo:padding-left="0.1in" fo:padding-right="0.1in" draw:textarea-vertical-align="middle" draw:textarea-horizontal-align="center" draw:fill="gradient" draw:fill-gradient-name="a149" draw:stroke="none" draw:auto-grow-width="false" draw:auto-grow-height="false"/>
      <style:paragraph-properties style:font-independent-line-spacing="true" style:writing-mode="lr-tb"/>
    </style:style>
    <style:style style:family="paragraph" style:name="a581">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fo:wrap-option="wrap" fo:padding-top="0.05in" fo:padding-bottom="0.05in" fo:padding-left="0.1in" fo:padding-right="0.1in" draw:textarea-vertical-align="middle" draw:textarea-horizontal-align="center" draw:fill="gradient" draw:fill-gradient-name="a259" draw:stroke="none" draw:auto-grow-width="false" draw:auto-grow-height="false"/>
      <style:paragraph-properties style:font-independent-line-spacing="true" style:writing-mode="lr-tb"/>
    </style:style>
    <style:style style:family="text" style:name="a589">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middle" draw:textarea-horizontal-align="center" draw:fill="gradient" draw:fill-gradient-name="a373" draw:stroke="none" draw:auto-grow-width="false" draw:auto-grow-height="false"/>
      <style:paragraph-properties style:font-independent-line-spacing="true" style:writing-mode="lr-tb"/>
    </style:style>
    <style:style style:family="text" style:name="a37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ndara"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ndar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center" draw:fill="solid" draw:fill-color="#31b6fd" draw:opacity="100%"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96">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63021in" fo:margin-right="0in" fo:text-indent="-0.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graphic" style:name="a389">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17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6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92">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63021in" fo:margin-right="0in" fo:text-indent="-0.3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9357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05in" fo:padding-bottom="0.05in" fo:padding-left="0.1in" fo:padding-right="0.1in" draw:textarea-vertical-align="middle" draw:textarea-horizontal-align="center" draw:fill="gradient" draw:fill-gradient-name="a189"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73e87" style:text-line-through-type="none" style:text-line-through-style="none" style:text-line-through-width="auto" style:text-line-through-color="font-color" style:text-position="0% 100%" fo:font-family="Candara"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73e87" style:text-line-through-type="none" style:text-line-through-style="none" style:text-line-through-width="auto" style:text-line-through-color="font-color" style:text-position="0% 100%" fo:font-family="Candar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1.6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5in" fo:padding-bottom="0.05in" fo:padding-left="0.1in" fo:padding-right="0.1in" draw:textarea-vertical-align="top" draw:textarea-horizontal-align="left" draw:fill="solid" draw:fill-color="#c6e7fc" draw:opacity="29%"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top" draw:textarea-horizontal-align="left" draw:fill="solid" draw:fill-color="#c6e7fc" draw:opacity="40%"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center" draw:fill="gradient" draw:fill-gradient-name="a3"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fo:wrap-option="wrap" fo:padding-top="0.05in" fo:padding-bottom="0.05in" fo:padding-left="0.1in" fo:padding-right="0.1in" draw:textarea-vertical-align="top" draw:textarea-horizontal-align="left" draw:fill="none" draw:stroke="solid" svg:stroke-width="0.00001in" svg:stroke-color="#ffffff" svg:stroke-opacity="100%" draw:stroke-linejoin="round" draw:auto-grow-width="false" draw:auto-grow-height="false"/>
      <style:paragraph-properties style:font-independent-line-spacing="true" style:writing-mode="lr-tb"/>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7">
      <style:graphic-properties fo:wrap-option="wrap" fo:padding-top="0.05in" fo:padding-bottom="0.05in" fo:padding-left="0.1in" fo:padding-right="0.1in" draw:textarea-vertical-align="middle" draw:textarea-horizontal-align="center" draw:fill="gradient" draw:fill-gradient-name="a56" draw:stroke="none" draw:auto-grow-width="false" draw:auto-grow-height="false"/>
      <style:paragraph-properties style:font-independent-line-spacing="true" style:writing-mode="lr-tb"/>
    </style:style>
    <style:style style:family="drawing-page" style:name="a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gradient" draw:fill-gradient-name="a506" draw:stroke="none" draw:auto-grow-width="false" draw:auto-grow-height="fals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ndar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4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06">
      <style:graphic-properties fo:wrap-option="wrap" fo:padding-top="0.05in" fo:padding-bottom="0.05in" fo:padding-left="0.1in" fo:padding-right="0.1in" draw:textarea-vertical-align="middle" draw:textarea-horizontal-align="center" draw:fill="gradient" draw:fill-gradient-name="a405"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ndar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73e87" style:text-line-through-type="none" style:text-line-through-style="none" style:text-line-through-width="auto" style:text-line-through-color="font-color" style:text-position="0% 100%" fo:font-family="Candara"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73e87" style:text-line-through-type="none" style:text-line-through-style="none" style:text-line-through-width="auto" style:text-line-through-color="font-color" style:text-position="0% 100%" fo:font-family="Candara"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63021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73e87" style:text-line-through-type="none" style:text-line-through-style="none" style:text-line-through-width="auto" style:text-line-through-color="font-color" style:text-position="0% 100%" fo:font-family="Candara"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9357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73e87" style:text-line-through-type="none" style:text-line-through-style="none" style:text-line-through-width="auto" style:text-line-through-color="font-color" style:text-position="0% 100%" fo:font-family="Candar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1.6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73e87" style:text-line-through-type="none" style:text-line-through-style="none" style:text-line-through-width="auto" style:text-line-through-color="font-color" style:text-position="0% 100%" fo:font-family="Candar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text:list-style style:name="a438">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ffffff" fo:font-family="Symbol" style:font-family-generic="roman" style:font-pitch="variable" style:font-charset="x-symbol" fo:font-size="100%"/>
      </text:list-level-style-bullet>
    </text:list-style>
    <text:list-style style:name="a271">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29">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7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3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77">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3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09">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59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00">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523">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0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442">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ffffff" fo:font-family="Symbol" style:font-family-generic="roman" style:font-pitch="variable" style:font-charset="x-symbol" fo:font-size="100%"/>
      </text:list-level-style-bullet>
    </text:list-style>
    <text:list-style style:name="a23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527">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06">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35">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0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80">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3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84">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579">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in" text:min-label-width="0.3in"/>
        <style:text-properties fo:color="#ffffff"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ffffff"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ffffff"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ffffff" fo:font-family="Symbol" style:font-family-generic="roman" style:font-pitch="variable" style:font-charset="x-symbol" fo:font-size="100%"/>
      </text:list-level-style-bullet>
      <text:list-level-style-bullet text:level="5" text:bullet-char="">
        <style:list-level-properties text:space-before="1.3in" text:min-label-width="0.3in"/>
        <style:text-properties fo:color="#ffffff"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ffffff" fo:font-family="Symbol" style:font-family-generic="roman" style:font-pitch="variable" style:font-charset="x-symbol" fo:font-size="100%"/>
      </text:list-level-style-bullet>
      <text:list-level-style-bullet text:level="7" text:bullet-char="">
        <style:list-level-properties text:space-before="2in" text:min-label-width="0.3in"/>
        <style:text-properties fo:color="#ffffff"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ffffff" fo:font-family="Symbol" style:font-family-generic="roman" style:font-pitch="variable" style:font-charset="x-symbol" fo:font-size="100%"/>
      </text:list-level-style-bullet>
      <text:list-level-style-bullet text:level="9" text:bullet-char="">
        <style:list-level-properties text:space-before="2.7in" text:min-label-width="0.3in"/>
        <style:text-properties fo:color="#ffffff" fo:font-family="Symbol" style:font-family-generic="roman" style:font-pitch="variable" style:font-charset="x-symbol" fo:font-size="100%"/>
      </text:list-level-style-bullet>
    </text:list-style>
    <text:list-style style:name="a218">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3">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9">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113">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582">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585">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92">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301">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588">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95">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514">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305">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432">
      <text:list-level-style-bullet text:level="1" text:bullet-char="">
        <style:list-level-properties text:space-before="0in" text:min-label-width="0.3in"/>
        <style:text-properties fo:color="#ffffff"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ffffff"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ffffff"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ffffff" fo:font-family="Symbol" style:font-family-generic="roman" style:font-pitch="variable" style:font-charset="x-symbol" fo:font-size="100%"/>
      </text:list-level-style-bullet>
      <text:list-level-style-bullet text:level="5" text:bullet-char="">
        <style:list-level-properties text:space-before="1.3in" text:min-label-width="0.3in"/>
        <style:text-properties fo:color="#ffffff"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ffffff" fo:font-family="Symbol" style:font-family-generic="roman" style:font-pitch="variable" style:font-charset="x-symbol" fo:font-size="100%"/>
      </text:list-level-style-bullet>
      <text:list-level-style-bullet text:level="7" text:bullet-char="">
        <style:list-level-properties text:space-before="2in" text:min-label-width="0.3in"/>
        <style:text-properties fo:color="#ffffff"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ffffff" fo:font-family="Symbol" style:font-family-generic="roman" style:font-pitch="variable" style:font-charset="x-symbol" fo:font-size="100%"/>
      </text:list-level-style-bullet>
      <text:list-level-style-bullet text:level="9" text:bullet-char="">
        <style:list-level-properties text:space-before="2.7in" text:min-label-width="0.3in"/>
        <style:text-properties fo:color="#ffffff" fo:font-family="Symbol" style:font-family-generic="roman" style:font-pitch="variable" style:font-charset="x-symbol" fo:font-size="100%"/>
      </text:list-level-style-bullet>
    </text:list-style>
    <text:list-style style:name="a517">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text:list-style style:name="a222">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298">
      <text:list-level-style-bullet text:level="1" text:bullet-char="">
        <style:list-level-properties text:space-before="0.05in" text:min-label-width="0.25in"/>
        <style:text-properties fo:color="#31b6fd"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31b6fd"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31b6fd" fo:font-family="Symbol" style:font-family-generic="roman" style:font-pitch="variable" style:font-charset="x-symbol" fo:font-size="100%"/>
      </text:list-level-style-bullet>
      <text:list-level-style-bullet text:level="4" text:bullet-char="">
        <style:list-level-properties text:space-before="1in" text:min-label-width="0.25in"/>
        <style:text-properties fo:color="#31b6fd"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31b6fd"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31b6fd"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31b6fd"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31b6fd"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31b6fd" fo:font-family="Symbol" style:font-family-generic="roman" style:font-pitch="variable" style:font-charset="x-symbol" fo:font-size="100%"/>
      </text:list-level-style-bullet>
    </text:list-style>
    <text:list-style style:name="a435">
      <text:list-level-style-bullet text:level="1" text:bullet-char="">
        <style:list-level-properties text:space-before="0.05in" text:min-label-width="0.25in"/>
        <style:text-properties fo:color="#ffffff" fo:font-family="Symbol" style:font-family-generic="roman" style:font-pitch="variable" style:font-charset="x-symbol" fo:font-size="100%"/>
      </text:list-level-style-bullet>
      <text:list-level-style-bullet text:level="2" text:bullet-char="">
        <style:list-level-properties text:space-before="0.38021in" text:min-label-width="0.25in"/>
        <style:text-properties fo:color="#ffffff" fo:font-family="Symbol" style:font-family-generic="roman" style:font-pitch="variable" style:font-charset="x-symbol" fo:font-size="100%"/>
      </text:list-level-style-bullet>
      <text:list-level-style-bullet text:level="3" text:bullet-char="">
        <style:list-level-properties text:space-before="0.68576in" text:min-label-width="0.25in"/>
        <style:text-properties fo:color="#ffffff" fo:font-family="Symbol" style:font-family-generic="roman" style:font-pitch="variable" style:font-charset="x-symbol" fo:font-size="100%"/>
      </text:list-level-style-bullet>
      <text:list-level-style-bullet text:level="4" text:bullet-char="">
        <style:list-level-properties text:space-before="1in" text:min-label-width="0.25in"/>
        <style:text-properties fo:color="#ffffff" fo:font-family="Symbol" style:font-family-generic="roman" style:font-pitch="variable" style:font-charset="x-symbol" fo:font-size="100%"/>
      </text:list-level-style-bullet>
      <text:list-level-style-bullet text:level="5" text:bullet-char="">
        <style:list-level-properties text:space-before="1.35in" text:min-label-width="0.25in"/>
        <style:text-properties fo:color="#ffffff" fo:font-family="Symbol" style:font-family-generic="roman" style:font-pitch="variable" style:font-charset="x-symbol" fo:font-size="100%"/>
      </text:list-level-style-bullet>
      <text:list-level-style-bullet text:level="6" text:bullet-char="">
        <style:list-level-properties text:space-before="1.7in" text:min-label-width="0.25in"/>
        <style:text-properties fo:color="#ffffff" fo:font-family="Symbol" style:font-family-generic="roman" style:font-pitch="variable" style:font-charset="x-symbol" fo:font-size="100%"/>
      </text:list-level-style-bullet>
      <text:list-level-style-bullet text:level="7" text:bullet-char="">
        <style:list-level-properties text:space-before="2.05in" text:min-label-width="0.25in"/>
        <style:text-properties fo:color="#ffffff" fo:font-family="Symbol" style:font-family-generic="roman" style:font-pitch="variable" style:font-charset="x-symbol" fo:font-size="100%"/>
      </text:list-level-style-bullet>
      <text:list-level-style-bullet text:level="8" text:bullet-char="">
        <style:list-level-properties text:space-before="2.4in" text:min-label-width="0.25in"/>
        <style:text-properties fo:color="#ffffff" fo:font-family="Symbol" style:font-family-generic="roman" style:font-pitch="variable" style:font-charset="x-symbol" fo:font-size="100%"/>
      </text:list-level-style-bullet>
      <text:list-level-style-bullet text:level="9" text:bullet-char="">
        <style:list-level-properties text:space-before="2.75in" text:min-label-width="0.25in"/>
        <style:text-properties fo:color="#ffffff" fo:font-family="Symbol" style:font-family-generic="roman" style:font-pitch="variable" style:font-charset="x-symbol" fo:font-size="100%"/>
      </text:list-level-style-bullet>
    </text:list-style>
    <text:list-style style:name="a226">
      <text:list-level-style-bullet text:level="1" text:bullet-char="">
        <style:list-level-properties text:space-before="0in" text:min-label-width="0.3in"/>
        <style:text-properties fo:color="#31b6fd" fo:font-family="Symbol" style:font-family-generic="roman" style:font-pitch="variable" style:font-charset="x-symbol" fo:font-size="100%"/>
      </text:list-level-style-bullet>
      <text:list-level-style-bullet text:level="2" text:bullet-char="">
        <style:list-level-properties text:space-before="0.33021in" text:min-label-width="0.3in"/>
        <style:text-properties fo:color="#31b6fd" fo:font-family="Symbol" style:font-family-generic="roman" style:font-pitch="variable" style:font-charset="x-symbol" fo:font-size="100%"/>
      </text:list-level-style-bullet>
      <text:list-level-style-bullet text:level="3" text:bullet-char="">
        <style:list-level-properties text:space-before="0.63576in" text:min-label-width="0.3in"/>
        <style:text-properties fo:color="#31b6fd" fo:font-family="Symbol" style:font-family-generic="roman" style:font-pitch="variable" style:font-charset="x-symbol" fo:font-size="100%"/>
      </text:list-level-style-bullet>
      <text:list-level-style-bullet text:level="4" text:bullet-char="">
        <style:list-level-properties text:space-before="0.95in" text:min-label-width="0.3in"/>
        <style:text-properties fo:color="#31b6fd" fo:font-family="Symbol" style:font-family-generic="roman" style:font-pitch="variable" style:font-charset="x-symbol" fo:font-size="100%"/>
      </text:list-level-style-bullet>
      <text:list-level-style-bullet text:level="5" text:bullet-char="">
        <style:list-level-properties text:space-before="1.3in" text:min-label-width="0.3in"/>
        <style:text-properties fo:color="#31b6fd" fo:font-family="Symbol" style:font-family-generic="roman" style:font-pitch="variable" style:font-charset="x-symbol" fo:font-size="100%"/>
      </text:list-level-style-bullet>
      <text:list-level-style-bullet text:level="6" text:bullet-char="">
        <style:list-level-properties text:space-before="1.65in" text:min-label-width="0.3in"/>
        <style:text-properties fo:color="#31b6fd" fo:font-family="Symbol" style:font-family-generic="roman" style:font-pitch="variable" style:font-charset="x-symbol" fo:font-size="100%"/>
      </text:list-level-style-bullet>
      <text:list-level-style-bullet text:level="7" text:bullet-char="">
        <style:list-level-properties text:space-before="2in" text:min-label-width="0.3in"/>
        <style:text-properties fo:color="#31b6fd" fo:font-family="Symbol" style:font-family-generic="roman" style:font-pitch="variable" style:font-charset="x-symbol" fo:font-size="100%"/>
      </text:list-level-style-bullet>
      <text:list-level-style-bullet text:level="8" text:bullet-char="">
        <style:list-level-properties text:space-before="2.35in" text:min-label-width="0.3in"/>
        <style:text-properties fo:color="#31b6fd" fo:font-family="Symbol" style:font-family-generic="roman" style:font-pitch="variable" style:font-charset="x-symbol" fo:font-size="100%"/>
      </text:list-level-style-bullet>
      <text:list-level-style-bullet text:level="9" text:bullet-char="">
        <style:list-level-properties text:space-before="2.7in" text:min-label-width="0.3in"/>
        <style:text-properties fo:color="#31b6fd" fo:font-family="Symbol" style:font-family-generic="roman" style:font-pitch="variable" style:font-charset="x-symbol" fo:font-size="100%"/>
      </text:list-level-style-bullet>
    </text:list-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Волна" style:page-layout-name="pageLayout1" draw:style-name="a0">
      <draw:custom-shape svg:x="0.25in" svg:y="0.25in" svg:width="9.51in" svg:height="2.7in" draw:id="id0" draw:style-name="a4" draw:name="Rounded Rectangle 13">
        <svg:title/>
        <svg:desc/>
        <text:p text:style-name="a2" text:class-names="" text:cond-style-name=""><text:span text:style-name="a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1">
        <svg:title/>
        <svg:desc/>
        <draw:custom-shape svg:x="6.61356in" svg:y="1.99526in" svg:width="3.1457in" svg:height="0.78087in" draw:id="id7" draw:style-name="a40" draw:name="Freeform 14">
          <svg:title/>
          <svg:desc/>
          <text:p text:style-name="a39" text:class-names="" text:cond-style-name=""><text:span text:style-name="a38"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8" draw:style-name="a43" draw:name="Freeform 18">
          <svg:title/>
          <svg:desc/>
          <text:p text:style-name="a42" text:class-names="" text:cond-style-name=""><text:span text:style-name="a41"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9" draw:style-name="a46" draw:name="Freeform 22">
          <svg:title/>
          <svg:desc/>
          <text:p text:style-name="a45" text:class-names="" text:cond-style-name=""><text:span text:style-name="a44"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10" draw:style-name="a49" draw:name="Freeform 26">
          <svg:title/>
          <svg:desc/>
          <text:p text:style-name="a48" text:class-names="" text:cond-style-name=""><text:span text:style-name="a47"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11" draw:style-name="a52" draw:name="Freeform 10">
          <svg:title/>
          <svg:desc/>
          <text:p text:style-name="a51" text:class-names="" text:cond-style-name=""><text:span text:style-name="a50"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2" presentation:style-name="a8" draw:name="Title Placeholder 1" svg:x="0.5in" svg:y="0.37in" svg:width="9in" svg:height="1.37in" presentation:class="title" presentation:placeholder="false">
        <draw:text-box>
          <text:p text:style-name="a7" text:class-names="" text:cond-style-name=""><text:span text:style-name="a5" text:class-names="">Образец заголовка</text:span><text:span text:style-name="a6" text:class-names=""/></text:p>
        </draw:text-box>
        <svg:title/>
        <svg:desc/>
      </draw:frame>
      <draw:frame draw:id="id3" presentation:style-name="a13" draw:name="Date Placeholder 3" svg:x="5.64706in" svg:y="6.83526in" svg:width="4.14117in" svg:height="0.39931in" presentation:class="date-time" presentation:placeholder="false">
        <draw:text-box>
          <text:p text:style-name="a12" text:class-names="" text:cond-style-name=""><text:span text:style-name="a9" text:class-names=""><text:date text:fixed="false" style:data-style-name="a10">2/18/2024</text:date></text:span><text:span text:style-name="a11" text:class-names=""/></text:p>
        </draw:text-box>
        <svg:title/>
        <svg:desc/>
      </draw:frame>
      <draw:frame draw:id="id4" presentation:style-name="a16" draw:name="Footer Placeholder 4" svg:x="0.21177in" svg:y="6.83526in" svg:width="4.14118in" svg:height="0.39931in" presentation:class="footer" presentation:placeholder="false">
        <draw:text-box>
          <text:p text:style-name="a15" text:class-names="" text:cond-style-name=""><text:span text:style-name="a14" text:class-names=""/></text:p>
        </draw:text-box>
        <svg:title/>
        <svg:desc/>
      </draw:frame>
      <draw:frame draw:id="id5" presentation:style-name="a20" draw:name="Slide Number Placeholder 5" svg:x="4.36471in" svg:y="6.83526in" svg:width="1.27059in" svg:height="0.39931in" presentation:class="page-number" presentation:placeholder="false">
        <draw:text-box>
          <text:p text:style-name="a19" text:class-names="" text:cond-style-name=""><text:span text:style-name="a17" text:class-names=""><text:page-number style:num-format="1" text:fixed="false">‹#›</text:page-number></text:span><text:span text:style-name="a18" text:class-names=""/></text:p>
        </draw:text-box>
        <svg:title/>
        <svg:desc/>
      </draw:frame>
      <draw:frame draw:id="id6" presentation:style-name="a37" draw:name="Text Placeholder 2" svg:x="0.9537in" svg:y="2.92593in" svg:width="8.10185in" svg:height="3.77373in" presentation:class="outline" presentation:placeholder="false">
        <draw:text-box>
          <text:list text:style-name="a23">
            <text:list-item>
              <text:p text:style-name="a22" text:class-names="" text:cond-style-name=""><text:span text:style-name="a21" text:class-names="">Образец текста</text:span></text:p>
            </text:list-item>
          </text:list>
          <text:list text:style-name="a26">
            <text:list-item>
              <text:list text:style-name="a26">
                <text:list-item>
                  <text:p text:style-name="a25" text:class-names="" text:cond-style-name=""><text:span text:style-name="a24" text:class-names="">Второй уровень</text:span></text:p>
                </text:list-item>
              </text:list>
            </text:list-item>
          </text:list>
          <text:list text:style-name="a29">
            <text:list-item>
              <text:list text:style-name="a29">
                <text:list-item>
                  <text:list text:style-name="a29">
                    <text:list-item>
                      <text:p text:style-name="a28" text:class-names="" text:cond-style-name=""><text:span text:style-name="a27" text:class-names="">Третий уровень</text:span></text:p>
                    </text:list-item>
                  </text:list>
                </text:list-item>
              </text:list>
            </text:list-item>
          </text:list>
          <text:list text:style-name="a32">
            <text:list-item>
              <text:list text:style-name="a32">
                <text:list-item>
                  <text:list text:style-name="a32">
                    <text:list-item>
                      <text:list text:style-name="a32">
                        <text:list-item>
                          <text:p text:style-name="a31" text:class-names="" text:cond-style-name=""><text:span text:style-name="a30" text:class-names="">Четвертый уровень</text:span></text:p>
                        </text:list-item>
                      </text:list>
                    </text:list-item>
                  </text:list>
                </text:list-item>
              </text:list>
            </text:list-item>
          </text:list>
          <text:list text:style-name="a36">
            <text:list-item>
              <text:list text:style-name="a36">
                <text:list-item>
                  <text:list text:style-name="a36">
                    <text:list-item>
                      <text:list text:style-name="a36">
                        <text:list-item>
                          <text:list text:style-name="a36">
                            <text:list-item>
                              <text:p text:style-name="a35" text:class-names="" text:cond-style-name=""><text:span text:style-name="a33" text:class-names="">Пятый уровень</text:span><text:span text:style-name="a34" text:class-names=""/></text:p>
                            </text:list-item>
                          </text:list>
                        </text:list-item>
                      </text:list>
                    </text:list-item>
                  </text:list>
                </text:list-item>
              </text:list>
            </text:list-item>
          </text:list>
        </draw:text-box>
        <svg:title/>
        <svg:desc/>
      </draw:frame>
    </style:master-page>
    <style:master-page style:name="Master1-Layout1-title-Титульный-слайд" style:page-layout-name="pageLayout1" draw:style-name="a53">
      <draw:custom-shape svg:x="0.25in" svg:y="0.25in" svg:width="9.51in" svg:height="6.6in" draw:id="id12" draw:style-name="a57" draw:name="Rounded Rectangle 15">
        <svg:title/>
        <svg:desc/>
        <text:p text:style-name="a55" text:class-names="" text:cond-style-name=""><text:span text:style-name="a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9" draw:id="id13">
        <svg:title/>
        <svg:desc/>
        <draw:custom-shape svg:x="6.62174in" svg:y="6.01398in" svg:width="3.14974in" svg:height="0.78187in" draw:id="id19" draw:style-name="a80" draw:name="Freeform 14">
          <svg:title/>
          <svg:desc/>
          <text:p text:style-name="a79" text:class-names="" text:cond-style-name=""><text:span text:style-name="a78"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79in" svg:y="5.87349in" svg:width="6.07133in" svg:height="0.93091in" draw:id="id20" draw:style-name="a83" draw:name="Freeform 18">
          <svg:title/>
          <svg:desc/>
          <text:p text:style-name="a82" text:class-names="" text:cond-style-name=""><text:span text:style-name="a81"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72in" svg:y="5.88693in" svg:width="5.98753in" svg:height="0.84784in" draw:id="id21" draw:style-name="a86" draw:name="Freeform 22">
          <svg:title/>
          <svg:desc/>
          <text:p text:style-name="a85" text:class-names="" text:cond-style-name=""><text:span text:style-name="a84"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4218in" svg:y="5.87227in" svg:width="3.62231in" svg:height="0.71346in" draw:id="id22" draw:style-name="a89" draw:name="Freeform 26">
          <svg:title/>
          <svg:desc/>
          <text:p text:style-name="a88" text:class-names="" text:cond-style-name=""><text:span text:style-name="a87"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5.85517in" svg:width="9.54in" svg:height="1.45623in" draw:id="id23" draw:style-name="a92" draw:name="Freeform 10">
          <svg:title/>
          <svg:desc/>
          <text:p text:style-name="a91" text:class-names="" text:cond-style-name=""><text:span text:style-name="a90"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14" presentation:style-name="a61" draw:name="Title 1" svg:x="0.75in" svg:y="1.75in" svg:width="8.5in" svg:height="1.94675in" presentation:class="title" presentation:placeholder="false">
        <draw:text-box>
          <text:p text:style-name="a60" text:class-names="" text:cond-style-name=""><text:span text:style-name="a58" text:class-names="">Образец заголовка</text:span><text:span text:style-name="a59" text:class-names=""/></text:p>
        </draw:text-box>
        <svg:title/>
        <svg:desc/>
      </draw:frame>
      <draw:frame draw:id="id15" presentation:style-name="a65" draw:name="Subtitle 2" svg:x="1.5in" svg:y="3.88889in" svg:width="7in" svg:height="1.61111in" presentation:class="subtitle" presentation:placeholder="false">
        <draw:text-box>
          <text:p text:style-name="a64" text:class-names="" text:cond-style-name=""><text:span text:style-name="a62" text:class-names="">Образец подзаголовка</text:span><text:span text:style-name="a63" text:class-names=""/></text:p>
        </draw:text-box>
        <svg:title/>
        <svg:desc/>
      </draw:frame>
      <draw:frame draw:id="id16" presentation:style-name="a70" draw:name="Date Placeholder 3" svg:x="5.64706in" svg:y="6.83526in" svg:width="4.14117in" svg:height="0.39931in" presentation:class="date-time" presentation:placeholder="false">
        <draw:text-box>
          <text:p text:style-name="a69" text:class-names="" text:cond-style-name=""><text:span text:style-name="a66" text:class-names=""><text:date text:fixed="false" style:data-style-name="a67">2/18/2024</text:date></text:span><text:span text:style-name="a68" text:class-names=""/></text:p>
        </draw:text-box>
        <svg:title/>
        <svg:desc/>
      </draw:frame>
      <draw:frame draw:id="id17" presentation:style-name="a73" draw:name="Footer Placeholder 4" svg:x="0.21177in" svg:y="6.83526in" svg:width="4.14118in" svg:height="0.39931in" presentation:class="footer" presentation:placeholder="false">
        <draw:text-box>
          <text:p text:style-name="a72" text:class-names="" text:cond-style-name=""><text:span text:style-name="a71" text:class-names=""/></text:p>
        </draw:text-box>
        <svg:title/>
        <svg:desc/>
      </draw:frame>
      <draw:frame draw:id="id18" presentation:style-name="a77" draw:name="Slide Number Placeholder 5" svg:x="4.36471in" svg:y="6.83526in" svg:width="1.27059in" svg:height="0.39931in" presentation:class="page-number" presentation:placeholder="false">
        <draw:text-box>
          <text:p text:style-name="a76" text:class-names="" text:cond-style-name=""><text:span text:style-name="a74" text:class-names=""><text:page-number style:num-format="1" text:fixed="false">‹#›</text:page-number></text:span><text:span text:style-name="a75" text:class-names=""/></text:p>
        </draw:text-box>
        <svg:title/>
        <svg:desc/>
      </draw:frame>
    </style:master-page>
    <style:master-page style:name="Master1-Layout2-obj-Заголовок-и-объект" style:page-layout-name="pageLayout1" draw:style-name="a93">
      <draw:custom-shape svg:x="0.25in" svg:y="0.25in" svg:width="9.51in" svg:height="2.7in" draw:id="id24" draw:layer="Master1-bg" draw:style-name="a97" draw:name="Rounded Rectangle 13">
        <svg:title/>
        <svg:desc/>
        <text:p text:style-name="a95" text:class-names="" text:cond-style-name=""><text:span text:style-name="a9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25">
        <svg:title/>
        <svg:desc/>
        <draw:custom-shape svg:x="6.61356in" svg:y="1.99526in" svg:width="3.1457in" svg:height="0.78087in" draw:id="id31" draw:layer="Master1-bg" draw:style-name="a133" draw:name="Freeform 14">
          <svg:title/>
          <svg:desc/>
          <text:p text:style-name="a132" text:class-names="" text:cond-style-name=""><text:span text:style-name="a131"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32" draw:layer="Master1-bg" draw:style-name="a136" draw:name="Freeform 18">
          <svg:title/>
          <svg:desc/>
          <text:p text:style-name="a135" text:class-names="" text:cond-style-name=""><text:span text:style-name="a134"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33" draw:layer="Master1-bg" draw:style-name="a139" draw:name="Freeform 22">
          <svg:title/>
          <svg:desc/>
          <text:p text:style-name="a138" text:class-names="" text:cond-style-name=""><text:span text:style-name="a137"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34" draw:layer="Master1-bg" draw:style-name="a142" draw:name="Freeform 26">
          <svg:title/>
          <svg:desc/>
          <text:p text:style-name="a141" text:class-names="" text:cond-style-name=""><text:span text:style-name="a140"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35" draw:layer="Master1-bg" draw:style-name="a145" draw:name="Freeform 10">
          <svg:title/>
          <svg:desc/>
          <text:p text:style-name="a144" text:class-names="" text:cond-style-name=""><text:span text:style-name="a143"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26" presentation:style-name="a114" draw:name="Content Placeholder 2" svg:x="0.9537in" svg:y="2.92593in" svg:width="8.10185in" svg:height="3.77373in" presentation:class="object" presentation:placeholder="false">
        <draw:text-box>
          <text:list text:style-name="a100">
            <text:list-item>
              <text:p text:style-name="a99" text:class-names="" text:cond-style-name=""><text:span text:style-name="a98" text:class-names="">Образец текста</text:span></text:p>
            </text:list-item>
          </text:list>
          <text:list text:style-name="a103">
            <text:list-item>
              <text:list text:style-name="a103">
                <text:list-item>
                  <text:p text:style-name="a102" text:class-names="" text:cond-style-name=""><text:span text:style-name="a101" text:class-names="">Второй уровень</text:span></text:p>
                </text:list-item>
              </text:list>
            </text:list-item>
          </text:list>
          <text:list text:style-name="a106">
            <text:list-item>
              <text:list text:style-name="a106">
                <text:list-item>
                  <text:list text:style-name="a106">
                    <text:list-item>
                      <text:p text:style-name="a105" text:class-names="" text:cond-style-name=""><text:span text:style-name="a104" text:class-names="">Третий уровень</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Четвертый уровень</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0" text:class-names="">Пятый уровень</text:span><text:span text:style-name="a111" text:class-names=""/></text:p>
                            </text:list-item>
                          </text:list>
                        </text:list-item>
                      </text:list>
                    </text:list-item>
                  </text:list>
                </text:list-item>
              </text:list>
            </text:list-item>
          </text:list>
        </draw:text-box>
        <svg:title/>
        <svg:desc/>
      </draw:frame>
      <draw:frame draw:id="id27" presentation:style-name="a119" draw:name="Date Placeholder 3" svg:x="5.64706in" svg:y="6.83526in" svg:width="4.14117in" svg:height="0.39931in" presentation:class="date-time" presentation:placeholder="false">
        <draw:text-box>
          <text:p text:style-name="a118" text:class-names="" text:cond-style-name=""><text:span text:style-name="a115" text:class-names=""><text:date text:fixed="false" style:data-style-name="a116">2/18/2024</text:date></text:span><text:span text:style-name="a117" text:class-names=""/></text:p>
        </draw:text-box>
        <svg:title/>
        <svg:desc/>
      </draw:frame>
      <draw:frame draw:id="id28" presentation:style-name="a122" draw:name="Footer Placeholder 4" svg:x="0.21177in" svg:y="6.83526in" svg:width="4.14118in" svg:height="0.39931in" presentation:class="footer" presentation:placeholder="false">
        <draw:text-box>
          <text:p text:style-name="a121" text:class-names="" text:cond-style-name=""><text:span text:style-name="a120" text:class-names=""/></text:p>
        </draw:text-box>
        <svg:title/>
        <svg:desc/>
      </draw:frame>
      <draw:frame draw:id="id29" presentation:style-name="a126" draw:name="Slide Number Placeholder 5" svg:x="4.36471in" svg:y="6.83526in" svg:width="1.27059in" svg:height="0.39931in" presentation:class="page-number" presentation:placeholder="false">
        <draw:text-box>
          <text:p text:style-name="a125" text:class-names="" text:cond-style-name=""><text:span text:style-name="a123" text:class-names=""><text:page-number style:num-format="1" text:fixed="false">‹#›</text:page-number></text:span><text:span text:style-name="a124" text:class-names=""/></text:p>
        </draw:text-box>
        <svg:title/>
        <svg:desc/>
      </draw:frame>
      <draw:frame draw:id="id30" presentation:style-name="a130" draw:name="Title 6" svg:x="0.5in" svg:y="0.37in" svg:width="9in" svg:height="1.37in" presentation:class="title" presentation:placeholder="false">
        <draw:text-box>
          <text:p text:style-name="a129" text:class-names="" text:cond-style-name=""><text:span text:style-name="a127" text:class-names="">Образец заголовка</text:span><text:span text:style-name="a128" text:class-names=""/></text:p>
        </draw:text-box>
        <svg:title/>
        <svg:desc/>
      </draw:frame>
    </style:master-page>
    <style:master-page style:name="Master1-Layout3-secHead-Заголовок-раздела" style:page-layout-name="pageLayout1" draw:style-name="a146">
      <draw:custom-shape svg:x="0.25in" svg:y="0.25in" svg:width="9.51in" svg:height="5.18in" draw:id="id36" draw:style-name="a150" draw:name="Rounded Rectangle 13">
        <svg:title/>
        <svg:desc/>
        <text:p text:style-name="a148" text:class-names="" text:cond-style-name=""><text:span text:style-name="a1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61356in" svg:y="4.5971in" svg:width="3.1457in" svg:height="0.78087in" draw:id="id37" draw:style-name="a153" draw:name="Freeform 14">
        <svg:title/>
        <svg:desc/>
        <text:p text:style-name="a152" text:class-names="" text:cond-style-name=""><text:span text:style-name="a151"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4.45679in" svg:width="6.06356in" svg:height="0.92972in" draw:id="id38" draw:style-name="a156" draw:name="Freeform 18">
        <svg:title/>
        <svg:desc/>
        <text:p text:style-name="a155" text:class-names="" text:cond-style-name=""><text:span text:style-name="a154"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4.47021in" svg:width="5.97986in" svg:height="0.84675in" draw:id="id39" draw:style-name="a159" draw:name="Freeform 22">
        <svg:title/>
        <svg:desc/>
        <text:p text:style-name="a158" text:class-names="" text:cond-style-name=""><text:span text:style-name="a157"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4.45557in" svg:width="3.61767in" svg:height="0.71254in" draw:id="id40" draw:style-name="a162" draw:name="Freeform 26">
        <svg:title/>
        <svg:desc/>
        <text:p text:style-name="a161" text:class-names="" text:cond-style-name=""><text:span text:style-name="a160"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4.43849in" svg:width="9.54in" svg:height="1.45437in" draw:id="id41" draw:style-name="a165" draw:name="Freeform 10">
        <svg:title/>
        <svg:desc/>
        <text:p text:style-name="a164" text:class-names="" text:cond-style-name=""><text:span text:style-name="a163"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frame draw:id="id42" presentation:style-name="a169" draw:name="Title 1" svg:x="0.75463in" svg:y="2.69418in" svg:width="8.5in" svg:height="1.66667in" presentation:class="title" presentation:placeholder="false">
        <draw:text-box>
          <text:p text:style-name="a168" text:class-names="" text:cond-style-name=""><text:span text:style-name="a166" text:class-names="">Образец заголовка</text:span><text:span text:style-name="a167" text:class-names=""/></text:p>
        </draw:text-box>
        <svg:title/>
        <svg:desc/>
      </draw:frame>
      <draw:frame draw:id="id43" presentation:style-name="a173" draw:name="Text Placeholder 2" svg:x="1.49537in" svg:y="1.57201in" svg:width="7.01852in" svg:height="1.02778in" presentation:class="outline" presentation:placeholder="false">
        <draw:text-box>
          <text:list text:style-name="a172">
            <text:list-item>
              <text:p text:style-name="a171" text:class-names="" text:cond-style-name=""><text:span text:style-name="a170" text:class-names="">Образец текста</text:span></text:p>
            </text:list-item>
          </text:list>
        </draw:text-box>
        <svg:title/>
        <svg:desc/>
      </draw:frame>
      <draw:frame draw:id="id44" presentation:style-name="a178" draw:name="Date Placeholder 3" svg:x="5.64706in" svg:y="6.83526in" svg:width="4.14117in" svg:height="0.39931in" presentation:class="date-time" presentation:placeholder="false">
        <draw:text-box>
          <text:p text:style-name="a177" text:class-names="" text:cond-style-name=""><text:span text:style-name="a174" text:class-names=""><text:date text:fixed="false" style:data-style-name="a175">2/18/2024</text:date></text:span><text:span text:style-name="a176" text:class-names=""/></text:p>
        </draw:text-box>
        <svg:title/>
        <svg:desc/>
      </draw:frame>
      <draw:frame draw:id="id45" presentation:style-name="a181" draw:name="Footer Placeholder 4" svg:x="0.21177in" svg:y="6.83526in" svg:width="4.14118in" svg:height="0.39931in" presentation:class="footer" presentation:placeholder="false">
        <draw:text-box>
          <text:p text:style-name="a180" text:class-names="" text:cond-style-name=""><text:span text:style-name="a179" text:class-names=""/></text:p>
        </draw:text-box>
        <svg:title/>
        <svg:desc/>
      </draw:frame>
      <draw:frame draw:id="id46" presentation:style-name="a185" draw:name="Slide Number Placeholder 5" svg:x="4.36471in" svg:y="6.83526in" svg:width="1.27059in" svg:height="0.39931in" presentation:class="page-number" presentation:placeholder="false">
        <draw:text-box>
          <text:p text:style-name="a184" text:class-names="" text:cond-style-name=""><text:span text:style-name="a182" text:class-names=""><text:page-number style:num-format="1" text:fixed="false">‹#›</text:page-number></text:span><text:span text:style-name="a183" text:class-names=""/></text:p>
        </draw:text-box>
        <svg:title/>
        <svg:desc/>
      </draw:frame>
    </style:master-page>
    <style:master-page style:name="Master1-Layout4-twoObj-Два-объекта" style:page-layout-name="pageLayout1" draw:style-name="a186">
      <draw:custom-shape svg:x="0.25in" svg:y="0.25in" svg:width="9.51in" svg:height="2.7in" draw:id="id47" draw:layer="Master1-bg" draw:style-name="a190" draw:name="Rounded Rectangle 13">
        <svg:title/>
        <svg:desc/>
        <text:p text:style-name="a188" text:class-names="" text:cond-style-name=""><text:span text:style-name="a18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48">
        <svg:title/>
        <svg:desc/>
        <draw:custom-shape svg:x="6.61356in" svg:y="1.99526in" svg:width="3.1457in" svg:height="0.78087in" draw:id="id55" draw:layer="Master1-bg" draw:style-name="a243" draw:name="Freeform 14">
          <svg:title/>
          <svg:desc/>
          <text:p text:style-name="a242" text:class-names="" text:cond-style-name=""><text:span text:style-name="a241"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56" draw:layer="Master1-bg" draw:style-name="a246" draw:name="Freeform 18">
          <svg:title/>
          <svg:desc/>
          <text:p text:style-name="a245" text:class-names="" text:cond-style-name=""><text:span text:style-name="a244"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57" draw:layer="Master1-bg" draw:style-name="a249" draw:name="Freeform 22">
          <svg:title/>
          <svg:desc/>
          <text:p text:style-name="a248" text:class-names="" text:cond-style-name=""><text:span text:style-name="a247"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58" draw:layer="Master1-bg" draw:style-name="a252" draw:name="Freeform 26">
          <svg:title/>
          <svg:desc/>
          <text:p text:style-name="a251" text:class-names="" text:cond-style-name=""><text:span text:style-name="a250"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59" draw:layer="Master1-bg" draw:style-name="a255" draw:name="Freeform 10">
          <svg:title/>
          <svg:desc/>
          <text:p text:style-name="a254" text:class-names="" text:cond-style-name=""><text:span text:style-name="a253"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49" presentation:style-name="a194" draw:name="Title 1" svg:x="0.5in" svg:y="0.37in" svg:width="9in" svg:height="1.37in" presentation:class="title" presentation:placeholder="false">
        <draw:text-box>
          <text:p text:style-name="a193" text:class-names="" text:cond-style-name=""><text:span text:style-name="a191" text:class-names="">Образец заголовка</text:span><text:span text:style-name="a192" text:class-names=""/></text:p>
        </draw:text-box>
        <svg:title/>
        <svg:desc/>
      </draw:frame>
      <draw:frame draw:id="id50" presentation:style-name="a199" draw:name="Date Placeholder 4" svg:x="5.64706in" svg:y="6.83526in" svg:width="4.14117in" svg:height="0.39931in" presentation:class="date-time" presentation:placeholder="false">
        <draw:text-box>
          <text:p text:style-name="a198" text:class-names="" text:cond-style-name=""><text:span text:style-name="a195" text:class-names=""><text:date text:fixed="false" style:data-style-name="a196">2/18/2024</text:date></text:span><text:span text:style-name="a197" text:class-names=""/></text:p>
        </draw:text-box>
        <svg:title/>
        <svg:desc/>
      </draw:frame>
      <draw:frame draw:id="id51" presentation:style-name="a202" draw:name="Footer Placeholder 5" svg:x="0.21177in" svg:y="6.83526in" svg:width="4.14118in" svg:height="0.39931in" presentation:class="footer" presentation:placeholder="false">
        <draw:text-box>
          <text:p text:style-name="a201" text:class-names="" text:cond-style-name=""><text:span text:style-name="a200" text:class-names=""/></text:p>
        </draw:text-box>
        <svg:title/>
        <svg:desc/>
      </draw:frame>
      <draw:frame draw:id="id52" presentation:style-name="a206" draw:name="Slide Number Placeholder 6" svg:x="4.36471in" svg:y="6.83526in" svg:width="1.27059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draw:frame draw:id="id53" presentation:style-name="a223" draw:name="Content Placeholder 8" svg:x="0.74in" svg:y="2.93in" svg:width="4.18in" svg:height="3.77in" presentation:class="object" presentation:placeholder="false">
        <draw:text-box>
          <text:list text:style-name="a209">
            <text:list-item>
              <text:p text:style-name="a208" text:class-names="" text:cond-style-name=""><text:span text:style-name="a207" text:class-names="">Образец текста</text:span></text:p>
            </text:list-item>
          </text:list>
          <text:list text:style-name="a212">
            <text:list-item>
              <text:list text:style-name="a212">
                <text:list-item>
                  <text:p text:style-name="a211" text:class-names="" text:cond-style-name=""><text:span text:style-name="a210" text:class-names="">Второй уровень</text:span></text:p>
                </text:list-item>
              </text:list>
            </text:list-item>
          </text:list>
          <text:list text:style-name="a215">
            <text:list-item>
              <text:list text:style-name="a215">
                <text:list-item>
                  <text:list text:style-name="a215">
                    <text:list-item>
                      <text:p text:style-name="a214" text:class-names="" text:cond-style-name=""><text:span text:style-name="a213" text:class-names="">Третий уровень</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Четвертый уровень</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19" text:class-names="">Пятый уровень</text:span><text:span text:style-name="a220" text:class-names=""/></text:p>
                            </text:list-item>
                          </text:list>
                        </text:list-item>
                      </text:list>
                    </text:list-item>
                  </text:list>
                </text:list-item>
              </text:list>
            </text:list-item>
          </text:list>
        </draw:text-box>
        <svg:title/>
        <svg:desc/>
      </draw:frame>
      <draw:frame draw:id="id54" presentation:style-name="a240" draw:name="Content Placeholder 10" svg:x="5.08in" svg:y="2.93in" svg:width="4.18in" svg:height="3.77in" presentation:class="object" presentation:placeholder="false">
        <draw:text-box>
          <text:list text:style-name="a226">
            <text:list-item>
              <text:p text:style-name="a225" text:class-names="" text:cond-style-name=""><text:span text:style-name="a224" text:class-names="">Образец текста</text:span></text:p>
            </text:list-item>
          </text:list>
          <text:list text:style-name="a229">
            <text:list-item>
              <text:list text:style-name="a229">
                <text:list-item>
                  <text:p text:style-name="a228" text:class-names="" text:cond-style-name=""><text:span text:style-name="a227" text:class-names="">Второй уровень</text:span></text:p>
                </text:list-item>
              </text:list>
            </text:list-item>
          </text:list>
          <text:list text:style-name="a232">
            <text:list-item>
              <text:list text:style-name="a232">
                <text:list-item>
                  <text:list text:style-name="a232">
                    <text:list-item>
                      <text:p text:style-name="a231" text:class-names="" text:cond-style-name=""><text:span text:style-name="a230" text:class-names="">Третий уровень</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Четвертый уровень</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Пятый уровень</text:span><text:span text:style-name="a237" text:class-names=""/></text:p>
                            </text:list-item>
                          </text:list>
                        </text:list-item>
                      </text:list>
                    </text:list-item>
                  </text:list>
                </text:list-item>
              </text:list>
            </text:list-item>
          </text:list>
        </draw:text-box>
        <svg:title/>
        <svg:desc/>
      </draw:frame>
    </style:master-page>
    <style:master-page style:name="Master1-Layout5-twoTxTwoObj-Сравнение" style:page-layout-name="pageLayout1" draw:style-name="a256">
      <draw:custom-shape svg:x="0.25in" svg:y="0.25in" svg:width="9.51in" svg:height="2.7in" draw:id="id60" draw:layer="Master1-bg" draw:style-name="a260" draw:name="Rounded Rectangle 13">
        <svg:title/>
        <svg:desc/>
        <text:p text:style-name="a258" text:class-names="" text:cond-style-name=""><text:span text:style-name="a2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61">
        <svg:title/>
        <svg:desc/>
        <draw:custom-shape svg:x="6.61356in" svg:y="1.99526in" svg:width="3.1457in" svg:height="0.78087in" draw:id="id70" draw:layer="Master1-bg" draw:style-name="a321" draw:name="Freeform 14">
          <svg:title/>
          <svg:desc/>
          <text:p text:style-name="a320" text:class-names="" text:cond-style-name=""><text:span text:style-name="a319"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71" draw:layer="Master1-bg" draw:style-name="a324" draw:name="Freeform 18">
          <svg:title/>
          <svg:desc/>
          <text:p text:style-name="a323" text:class-names="" text:cond-style-name=""><text:span text:style-name="a322"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72" draw:layer="Master1-bg" draw:style-name="a327" draw:name="Freeform 22">
          <svg:title/>
          <svg:desc/>
          <text:p text:style-name="a326" text:class-names="" text:cond-style-name=""><text:span text:style-name="a325"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73" draw:layer="Master1-bg" draw:style-name="a330" draw:name="Freeform 26">
          <svg:title/>
          <svg:desc/>
          <text:p text:style-name="a329" text:class-names="" text:cond-style-name=""><text:span text:style-name="a328"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74" draw:layer="Master1-bg" draw:style-name="a333" draw:name="Freeform 10">
          <svg:title/>
          <svg:desc/>
          <text:p text:style-name="a332" text:class-names="" text:cond-style-name=""><text:span text:style-name="a331"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62" presentation:style-name="a264" draw:name="Title 1" svg:x="0.5in" svg:y="0.37in" svg:width="9in" svg:height="1.37in" presentation:class="title" presentation:placeholder="false">
        <draw:text-box>
          <text:p text:style-name="a263" text:class-names="" text:cond-style-name=""><text:span text:style-name="a261" text:class-names="">Образец заголовка</text:span><text:span text:style-name="a262" text:class-names=""/></text:p>
        </draw:text-box>
        <svg:title/>
        <svg:desc/>
      </draw:frame>
      <draw:frame draw:id="id63" presentation:style-name="a268" draw:name="Text Placeholder 2" svg:x="0.74in" svg:y="2.92882in" svg:width="4.18in" svg:height="0.69965in" presentation:class="outline" presentation:placeholder="false">
        <draw:text-box>
          <text:list text:style-name="a267">
            <text:list-item>
              <text:p text:style-name="a266" text:class-names="" text:cond-style-name=""><text:span text:style-name="a265" text:class-names="">Образец текста</text:span></text:p>
            </text:list-item>
          </text:list>
        </draw:text-box>
        <svg:title/>
        <svg:desc/>
      </draw:frame>
      <draw:frame draw:id="id64" presentation:style-name="a285" draw:name="Content Placeholder 3" svg:x="0.74074in" svg:y="3.75in" svg:width="4.17766in" svg:height="2.94965in" presentation:class="object" presentation:placeholder="false">
        <draw:text-box>
          <text:list text:style-name="a271">
            <text:list-item>
              <text:p text:style-name="a270" text:class-names="" text:cond-style-name=""><text:span text:style-name="a269" text:class-names="">Образец текста</text:span></text:p>
            </text:list-item>
          </text:list>
          <text:list text:style-name="a274">
            <text:list-item>
              <text:list text:style-name="a274">
                <text:list-item>
                  <text:p text:style-name="a273" text:class-names="" text:cond-style-name=""><text:span text:style-name="a272" text:class-names="">Второй уровень</text:span></text:p>
                </text:list-item>
              </text:list>
            </text:list-item>
          </text:list>
          <text:list text:style-name="a277">
            <text:list-item>
              <text:list text:style-name="a277">
                <text:list-item>
                  <text:list text:style-name="a277">
                    <text:list-item>
                      <text:p text:style-name="a276" text:class-names="" text:cond-style-name=""><text:span text:style-name="a275" text:class-names="">Третий уровень</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Четвертый уровень</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Пятый уровень</text:span><text:span text:style-name="a282" text:class-names=""/></text:p>
                            </text:list-item>
                          </text:list>
                        </text:list-item>
                      </text:list>
                    </text:list-item>
                  </text:list>
                </text:list-item>
              </text:list>
            </text:list-item>
          </text:list>
        </draw:text-box>
        <svg:title/>
        <svg:desc/>
      </draw:frame>
      <draw:frame draw:id="id65" presentation:style-name="a289" draw:name="Text Placeholder 4" svg:x="5.08333in" svg:y="2.92882in" svg:width="4.18in" svg:height="0.69965in" presentation:class="outline" presentation:placeholder="false">
        <draw:text-box>
          <text:list text:style-name="a288">
            <text:list-item>
              <text:p text:style-name="a287" text:class-names="" text:cond-style-name=""><text:span text:style-name="a286" text:class-names="">Образец текста</text:span></text:p>
            </text:list-item>
          </text:list>
        </draw:text-box>
        <svg:title/>
        <svg:desc/>
      </draw:frame>
      <draw:frame draw:id="id66" presentation:style-name="a306" draw:name="Content Placeholder 5" svg:x="5.07986in" svg:y="3.75in" svg:width="4.18in" svg:height="2.94965in" presentation:class="object" presentation:placeholder="false">
        <draw:text-box>
          <text:list text:style-name="a292">
            <text:list-item>
              <text:p text:style-name="a291" text:class-names="" text:cond-style-name=""><text:span text:style-name="a290" text:class-names="">Образец текста</text:span></text:p>
            </text:list-item>
          </text:list>
          <text:list text:style-name="a295">
            <text:list-item>
              <text:list text:style-name="a295">
                <text:list-item>
                  <text:p text:style-name="a294" text:class-names="" text:cond-style-name=""><text:span text:style-name="a293" text:class-names="">Второй уровень</text:span></text:p>
                </text:list-item>
              </text:list>
            </text:list-item>
          </text:list>
          <text:list text:style-name="a298">
            <text:list-item>
              <text:list text:style-name="a298">
                <text:list-item>
                  <text:list text:style-name="a298">
                    <text:list-item>
                      <text:p text:style-name="a297" text:class-names="" text:cond-style-name=""><text:span text:style-name="a296" text:class-names="">Третий уровень</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Четвертый уровень</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Пятый уровень</text:span><text:span text:style-name="a303" text:class-names=""/></text:p>
                            </text:list-item>
                          </text:list>
                        </text:list-item>
                      </text:list>
                    </text:list-item>
                  </text:list>
                </text:list-item>
              </text:list>
            </text:list-item>
          </text:list>
        </draw:text-box>
        <svg:title/>
        <svg:desc/>
      </draw:frame>
      <draw:frame draw:id="id67" presentation:style-name="a311" draw:name="Date Placeholder 6" svg:x="5.64706in" svg:y="6.83526in" svg:width="4.14117in" svg:height="0.39931in" presentation:class="date-time" presentation:placeholder="false">
        <draw:text-box>
          <text:p text:style-name="a310" text:class-names="" text:cond-style-name=""><text:span text:style-name="a307" text:class-names=""><text:date text:fixed="false" style:data-style-name="a308">2/18/2024</text:date></text:span><text:span text:style-name="a309" text:class-names=""/></text:p>
        </draw:text-box>
        <svg:title/>
        <svg:desc/>
      </draw:frame>
      <draw:frame draw:id="id68" presentation:style-name="a314" draw:name="Footer Placeholder 7" svg:x="0.21177in" svg:y="6.83526in" svg:width="4.14118in" svg:height="0.39931in" presentation:class="footer" presentation:placeholder="false">
        <draw:text-box>
          <text:p text:style-name="a313" text:class-names="" text:cond-style-name=""><text:span text:style-name="a312" text:class-names=""/></text:p>
        </draw:text-box>
        <svg:title/>
        <svg:desc/>
      </draw:frame>
      <draw:frame draw:id="id69" presentation:style-name="a318" draw:name="Slide Number Placeholder 8" svg:x="4.36471in" svg:y="6.83526in" svg:width="1.27059in" svg:height="0.39931in" presentation:class="page-number" presentation:placeholder="false">
        <draw:text-box>
          <text:p text:style-name="a317" text:class-names="" text:cond-style-name=""><text:span text:style-name="a315" text:class-names=""><text:page-number style:num-format="1" text:fixed="false">‹#›</text:page-number></text:span><text:span text:style-name="a316" text:class-names=""/></text:p>
        </draw:text-box>
        <svg:title/>
        <svg:desc/>
      </draw:frame>
    </style:master-page>
    <style:master-page style:name="Master1-Layout6-titleOnly-Только-заголовок" style:page-layout-name="pageLayout1" draw:style-name="a334">
      <draw:custom-shape svg:x="0.25in" svg:y="0.25in" svg:width="9.51in" svg:height="2.7in" draw:id="id75" draw:layer="Master1-bg" draw:style-name="a338" draw:name="Rounded Rectangle 13">
        <svg:title/>
        <svg:desc/>
        <text:p text:style-name="a336" text:class-names="" text:cond-style-name=""><text:span text:style-name="a3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76">
        <svg:title/>
        <svg:desc/>
        <draw:custom-shape svg:x="6.61356in" svg:y="1.99526in" svg:width="3.1457in" svg:height="0.78087in" draw:id="id81" draw:layer="Master1-bg" draw:style-name="a357" draw:name="Freeform 14">
          <svg:title/>
          <svg:desc/>
          <text:p text:style-name="a356" text:class-names="" text:cond-style-name=""><text:span text:style-name="a355"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82" draw:layer="Master1-bg" draw:style-name="a360" draw:name="Freeform 18">
          <svg:title/>
          <svg:desc/>
          <text:p text:style-name="a359" text:class-names="" text:cond-style-name=""><text:span text:style-name="a358"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83" draw:layer="Master1-bg" draw:style-name="a363" draw:name="Freeform 22">
          <svg:title/>
          <svg:desc/>
          <text:p text:style-name="a362" text:class-names="" text:cond-style-name=""><text:span text:style-name="a361"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84" draw:layer="Master1-bg" draw:style-name="a366" draw:name="Freeform 26">
          <svg:title/>
          <svg:desc/>
          <text:p text:style-name="a365" text:class-names="" text:cond-style-name=""><text:span text:style-name="a364"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85" draw:layer="Master1-bg" draw:style-name="a369" draw:name="Freeform 10">
          <svg:title/>
          <svg:desc/>
          <text:p text:style-name="a368" text:class-names="" text:cond-style-name=""><text:span text:style-name="a367"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77" presentation:style-name="a342" draw:name="Title 1" svg:x="0.5in" svg:y="0.37in" svg:width="9in" svg:height="1.37in" presentation:class="title" presentation:placeholder="false">
        <draw:text-box>
          <text:p text:style-name="a341" text:class-names="" text:cond-style-name=""><text:span text:style-name="a339" text:class-names="">Образец заголовка</text:span><text:span text:style-name="a340" text:class-names=""/></text:p>
        </draw:text-box>
        <svg:title/>
        <svg:desc/>
      </draw:frame>
      <draw:frame draw:id="id78" presentation:style-name="a347" draw:name="Date Placeholder 2" svg:x="5.64706in" svg:y="6.83526in" svg:width="4.14117in" svg:height="0.39931in" presentation:class="date-time" presentation:placeholder="false">
        <draw:text-box>
          <text:p text:style-name="a346" text:class-names="" text:cond-style-name=""><text:span text:style-name="a343" text:class-names=""><text:date text:fixed="false" style:data-style-name="a344">2/18/2024</text:date></text:span><text:span text:style-name="a345" text:class-names=""/></text:p>
        </draw:text-box>
        <svg:title/>
        <svg:desc/>
      </draw:frame>
      <draw:frame draw:id="id79" presentation:style-name="a350" draw:name="Footer Placeholder 3" svg:x="0.21177in" svg:y="6.83526in" svg:width="4.14118in" svg:height="0.39931in" presentation:class="footer" presentation:placeholder="false">
        <draw:text-box>
          <text:p text:style-name="a349" text:class-names="" text:cond-style-name=""><text:span text:style-name="a348" text:class-names=""/></text:p>
        </draw:text-box>
        <svg:title/>
        <svg:desc/>
      </draw:frame>
      <draw:frame draw:id="id80" presentation:style-name="a354" draw:name="Slide Number Placeholder 4" svg:x="4.36471in" svg:y="6.83526in" svg:width="1.27059in" svg:height="0.39931in" presentation:class="page-number" presentation:placeholder="false">
        <draw:text-box>
          <text:p text:style-name="a353" text:class-names="" text:cond-style-name=""><text:span text:style-name="a351" text:class-names=""><text:page-number style:num-format="1" text:fixed="false">‹#›</text:page-number></text:span><text:span text:style-name="a352" text:class-names=""/></text:p>
        </draw:text-box>
        <svg:title/>
        <svg:desc/>
      </draw:frame>
    </style:master-page>
    <style:master-page style:name="Master1-Layout7-blank-Пустой-слайд" style:page-layout-name="pageLayout1" draw:style-name="a370">
      <draw:custom-shape svg:x="0.25in" svg:y="0.25in" svg:width="9.51in" svg:height="1.56in" draw:id="id86" draw:style-name="a374" draw:name="Rounded Rectangle 11">
        <svg:title/>
        <svg:desc/>
        <text:p text:style-name="a372" text:class-names="" text:cond-style-name=""><text:span text:style-name="a37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54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5" draw:id="id87">
        <svg:title/>
        <svg:desc/>
        <draw:custom-shape svg:x="6.61356in" svg:y="0.93966in" svg:width="3.1457in" svg:height="0.78087in" draw:id="id91" draw:style-name="a389" draw:name="Freeform 14">
          <svg:title/>
          <svg:desc/>
          <text:p text:style-name="a388" text:class-names="" text:cond-style-name=""><text:span text:style-name="a387"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0.79935in" svg:width="6.06356in" svg:height="0.92972in" draw:id="id92" draw:style-name="a392" draw:name="Freeform 18">
          <svg:title/>
          <svg:desc/>
          <text:p text:style-name="a391" text:class-names="" text:cond-style-name=""><text:span text:style-name="a390"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0.81277in" svg:width="5.97986in" svg:height="0.84675in" draw:id="id93" draw:style-name="a395" draw:name="Freeform 22">
          <svg:title/>
          <svg:desc/>
          <text:p text:style-name="a394" text:class-names="" text:cond-style-name=""><text:span text:style-name="a393"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0.79813in" svg:width="3.61767in" svg:height="0.71254in" draw:id="id94" draw:style-name="a398" draw:name="Freeform 26">
          <svg:title/>
          <svg:desc/>
          <text:p text:style-name="a397" text:class-names="" text:cond-style-name=""><text:span text:style-name="a396"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0.78105in" svg:width="9.54in" svg:height="1.45437in" draw:id="id95" draw:style-name="a401" draw:name="Freeform 10">
          <svg:title/>
          <svg:desc/>
          <text:p text:style-name="a400" text:class-names="" text:cond-style-name=""><text:span text:style-name="a399"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88" presentation:style-name="a379" draw:name="Date Placeholder 1" svg:x="5.64706in" svg:y="6.83526in" svg:width="4.14117in" svg:height="0.39931in" presentation:class="date-time" presentation:placeholder="false">
        <draw:text-box>
          <text:p text:style-name="a378" text:class-names="" text:cond-style-name=""><text:span text:style-name="a375" text:class-names=""><text:date text:fixed="false" style:data-style-name="a376">2/18/2024</text:date></text:span><text:span text:style-name="a377" text:class-names=""/></text:p>
        </draw:text-box>
        <svg:title/>
        <svg:desc/>
      </draw:frame>
      <draw:frame draw:id="id89" presentation:style-name="a382" draw:name="Footer Placeholder 2" svg:x="0.21177in" svg:y="6.83526in" svg:width="4.14118in" svg:height="0.39931in" presentation:class="footer" presentation:placeholder="false">
        <draw:text-box>
          <text:p text:style-name="a381" text:class-names="" text:cond-style-name=""><text:span text:style-name="a380" text:class-names=""/></text:p>
        </draw:text-box>
        <svg:title/>
        <svg:desc/>
      </draw:frame>
      <draw:frame draw:id="id90" presentation:style-name="a386" draw:name="Slide Number Placeholder 3" svg:x="4.36471in" svg:y="6.83526in" svg:width="1.27059in" svg:height="0.39931in" presentation:class="page-number" presentation:placeholder="false">
        <draw:text-box>
          <text:p text:style-name="a385" text:class-names="" text:cond-style-name=""><text:span text:style-name="a383" text:class-names=""><text:page-number style:num-format="1" text:fixed="false">‹#›</text:page-number></text:span><text:span text:style-name="a384" text:class-names=""/></text:p>
        </draw:text-box>
        <svg:title/>
        <svg:desc/>
      </draw:frame>
    </style:master-page>
    <style:master-page style:name="Master1-Layout8-objTx-Объект-с-подписью" style:page-layout-name="pageLayout1" draw:style-name="a402">
      <draw:custom-shape svg:x="0.25in" svg:y="0.25in" svg:width="9.51in" svg:height="1.56in" draw:id="id96" draw:style-name="a406" draw:name="Rounded Rectangle 14">
        <svg:title/>
        <svg:desc/>
        <text:p text:style-name="a404" text:class-names="" text:cond-style-name=""><text:span text:style-name="a40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54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97" presentation:style-name="a411" draw:name="Date Placeholder 4" svg:x="5.64706in" svg:y="6.83526in" svg:width="4.14117in" svg:height="0.39931in" presentation:class="date-time" presentation:placeholder="false">
        <draw:text-box>
          <text:p text:style-name="a410" text:class-names="" text:cond-style-name=""><text:span text:style-name="a407" text:class-names=""><text:date text:fixed="false" style:data-style-name="a408">2/18/2024</text:date></text:span><text:span text:style-name="a409" text:class-names=""/></text:p>
        </draw:text-box>
        <svg:title/>
        <svg:desc/>
      </draw:frame>
      <draw:frame draw:id="id98" presentation:style-name="a414" draw:name="Footer Placeholder 5" svg:x="0.21177in" svg:y="6.83526in" svg:width="4.14118in" svg:height="0.39931in" presentation:class="footer" presentation:placeholder="false">
        <draw:text-box>
          <text:p text:style-name="a413" text:class-names="" text:cond-style-name=""><text:span text:style-name="a412" text:class-names=""/></text:p>
        </draw:text-box>
        <svg:title/>
        <svg:desc/>
      </draw:frame>
      <draw:frame draw:id="id99" presentation:style-name="a418" draw:name="Slide Number Placeholder 6" svg:x="4.36471in" svg:y="6.83526in" svg:width="1.27059in" svg:height="0.39931in" presentation:class="page-number" presentation:placeholder="false">
        <draw:text-box>
          <text:p text:style-name="a417" text:class-names="" text:cond-style-name=""><text:span text:style-name="a415" text:class-names=""><text:page-number style:num-format="1" text:fixed="false">‹#›</text:page-number></text:span><text:span text:style-name="a416" text:class-names=""/></text:p>
        </draw:text-box>
        <svg:title/>
        <svg:desc/>
      </draw:frame>
      <draw:frame draw:id="id100" presentation:style-name="a422" draw:name="Text Placeholder 3" svg:x="1in" svg:y="3.91667in" svg:width="3.66667in" svg:height="2.08333in" presentation:class="outline" presentation:placeholder="false">
        <draw:text-box>
          <text:list text:style-name="a421">
            <text:list-item>
              <text:p text:style-name="a420" text:class-names="" text:cond-style-name=""><text:span text:style-name="a419" text:class-names="">Образец текста</text:span></text:p>
            </text:list-item>
          </text:list>
        </draw:text-box>
        <svg:title/>
        <svg:desc/>
      </draw:frame>
      <draw:g draw:name="Group 23" draw:id="id101">
        <svg:title/>
        <svg:desc/>
        <draw:custom-shape svg:x="6.62174in" svg:y="0.93987in" svg:width="3.14974in" svg:height="0.78187in" draw:id="id104" draw:style-name="a446" draw:name="Freeform 14">
          <svg:title/>
          <svg:desc/>
          <text:p text:style-name="a445" text:class-names="" text:cond-style-name=""><text:span text:style-name="a444"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79in" svg:y="0.79937in" svg:width="6.07133in" svg:height="0.93091in" draw:id="id105" draw:style-name="a449" draw:name="Freeform 18">
          <svg:title/>
          <svg:desc/>
          <text:p text:style-name="a448" text:class-names="" text:cond-style-name=""><text:span text:style-name="a447"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72in" svg:y="0.81281in" svg:width="5.98753in" svg:height="0.84784in" draw:id="id106" draw:style-name="a452" draw:name="Freeform 22">
          <svg:title/>
          <svg:desc/>
          <text:p text:style-name="a451" text:class-names="" text:cond-style-name=""><text:span text:style-name="a450"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4218in" svg:y="0.79815in" svg:width="3.62231in" svg:height="0.71346in" draw:id="id107" draw:style-name="a455" draw:name="Freeform 26">
          <svg:title/>
          <svg:desc/>
          <text:p text:style-name="a454" text:class-names="" text:cond-style-name=""><text:span text:style-name="a453"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0.78105in" svg:width="9.54in" svg:height="1.45623in" draw:id="id108" draw:style-name="a458" draw:name="Freeform 28">
          <svg:title/>
          <svg:desc/>
          <text:p text:style-name="a457" text:class-names="" text:cond-style-name=""><text:span text:style-name="a456"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102" presentation:style-name="a426" draw:name="Title 21" svg:x="1in" svg:y="2.5in" svg:width="3.66667in" svg:height="1.37in" presentation:class="title" presentation:placeholder="false">
        <draw:text-box>
          <text:p text:style-name="a425" text:class-names="" text:cond-style-name=""><text:span text:style-name="a423" text:class-names="">Образец заголовка</text:span><text:span text:style-name="a424" text:class-names=""/></text:p>
        </draw:text-box>
        <svg:title/>
        <svg:desc/>
      </draw:frame>
      <draw:frame draw:id="id103" presentation:style-name="a443" draw:name="Content Placeholder 2" svg:x="5.08745in" svg:y="2in" svg:width="4.26955in" svg:height="4.16667in" presentation:class="object" presentation:placeholder="false">
        <draw:text-box>
          <text:list text:style-name="a429">
            <text:list-item>
              <text:p text:style-name="a428" text:class-names="" text:cond-style-name=""><text:span text:style-name="a427" text:class-names="">Образец текста</text:span></text:p>
            </text:list-item>
          </text:list>
          <text:list text:style-name="a432">
            <text:list-item>
              <text:list text:style-name="a432">
                <text:list-item>
                  <text:p text:style-name="a431" text:class-names="" text:cond-style-name=""><text:span text:style-name="a430" text:class-names="">Второй уровень</text:span></text:p>
                </text:list-item>
              </text:list>
            </text:list-item>
          </text:list>
          <text:list text:style-name="a435">
            <text:list-item>
              <text:list text:style-name="a435">
                <text:list-item>
                  <text:list text:style-name="a435">
                    <text:list-item>
                      <text:p text:style-name="a434" text:class-names="" text:cond-style-name=""><text:span text:style-name="a433" text:class-names="">Третий уровень</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Четвертый уровень</text:span></text:p>
                        </text:list-item>
                      </text:list>
                    </text:list-item>
                  </text:list>
                </text:list-item>
              </text:list>
            </text:list-item>
          </text:list>
          <text:list text:style-name="a442">
            <text:list-item>
              <text:list text:style-name="a442">
                <text:list-item>
                  <text:list text:style-name="a442">
                    <text:list-item>
                      <text:list text:style-name="a442">
                        <text:list-item>
                          <text:list text:style-name="a442">
                            <text:list-item>
                              <text:p text:style-name="a441" text:class-names="" text:cond-style-name=""><text:span text:style-name="a439" text:class-names="">Пятый уровень</text:span><text:span text:style-name="a440" text:class-names=""/></text:p>
                            </text:list-item>
                          </text:list>
                        </text:list-item>
                      </text:list>
                    </text:list-item>
                  </text:list>
                </text:list-item>
              </text:list>
            </text:list-item>
          </text:list>
        </draw:text-box>
        <svg:title/>
        <svg:desc/>
      </draw:frame>
    </style:master-page>
    <style:master-page style:name="Master1-Layout9-picTx-Рисунок-с-подписью" style:page-layout-name="pageLayout1" draw:style-name="a459">
      <draw:custom-shape svg:x="0.25in" svg:y="0.25in" svg:width="9.51in" svg:height="6.6in" draw:id="id109" draw:style-name="a463" draw:name="Rounded Rectangle 14">
        <svg:title/>
        <svg:desc/>
        <text:p text:style-name="a461" text:class-names="" text:cond-style-name=""><text:span text:style-name="a4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7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8" draw:id="id110">
        <svg:title/>
        <svg:desc/>
        <draw:custom-shape svg:x="6.62174in" svg:y="6.01398in" svg:width="3.14974in" svg:height="0.78187in" draw:id="id117" draw:style-name="a490" draw:name="Freeform 14">
          <svg:title/>
          <svg:desc/>
          <text:p text:style-name="a489" text:class-names="" text:cond-style-name=""><text:span text:style-name="a488"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79in" svg:y="5.87349in" svg:width="6.07133in" svg:height="0.93091in" draw:id="id118" draw:style-name="a493" draw:name="Freeform 18">
          <svg:title/>
          <svg:desc/>
          <text:p text:style-name="a492" text:class-names="" text:cond-style-name=""><text:span text:style-name="a491"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72in" svg:y="5.88693in" svg:width="5.98753in" svg:height="0.84784in" draw:id="id119" draw:style-name="a496" draw:name="Freeform 22">
          <svg:title/>
          <svg:desc/>
          <text:p text:style-name="a495" text:class-names="" text:cond-style-name=""><text:span text:style-name="a494"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4218in" svg:y="5.87227in" svg:width="3.62231in" svg:height="0.71346in" draw:id="id120" draw:style-name="a499" draw:name="Freeform 26">
          <svg:title/>
          <svg:desc/>
          <text:p text:style-name="a498" text:class-names="" text:cond-style-name=""><text:span text:style-name="a497"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5.85517in" svg:width="9.54in" svg:height="1.45623in" draw:id="id121" draw:style-name="a502" draw:name="Freeform 10">
          <svg:title/>
          <svg:desc/>
          <text:p text:style-name="a501" text:class-names="" text:cond-style-name=""><text:span text:style-name="a500"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111" presentation:style-name="a467" draw:name="Title 1" svg:x="5.33044in" svg:y="0.37037in" svg:width="4.16956in" svg:height="2.65741in" presentation:class="title" presentation:placeholder="false">
        <draw:text-box>
          <text:p text:style-name="a466" text:class-names="" text:cond-style-name=""><text:span text:style-name="a464" text:class-names="">Образец заголовка</text:span><text:span text:style-name="a465" text:class-names=""/></text:p>
        </draw:text-box>
        <svg:title/>
        <svg:desc/>
      </draw:frame>
      <draw:frame draw:id="id112" presentation:style-name="a471" draw:name="Text Placeholder 3" svg:x="5.32407in" svg:y="3.0463in" svg:width="4.17593in" svg:height="2.64815in" presentation:class="outline" presentation:placeholder="false">
        <draw:text-box>
          <text:list text:style-name="a470">
            <text:list-item>
              <text:p text:style-name="a469" text:class-names="" text:cond-style-name=""><text:span text:style-name="a468" text:class-names="">Образец текста</text:span></text:p>
            </text:list-item>
          </text:list>
        </draw:text-box>
        <svg:title/>
        <svg:desc/>
      </draw:frame>
      <draw:frame draw:id="id113" presentation:style-name="a476" draw:name="Date Placeholder 4" svg:x="5.64706in" svg:y="6.83526in" svg:width="4.14117in" svg:height="0.39931in" presentation:class="date-time" presentation:placeholder="false">
        <draw:text-box>
          <text:p text:style-name="a475" text:class-names="" text:cond-style-name=""><text:span text:style-name="a472" text:class-names=""><text:date text:fixed="false" style:data-style-name="a473">2/18/2024</text:date></text:span><text:span text:style-name="a474" text:class-names=""/></text:p>
        </draw:text-box>
        <svg:title/>
        <svg:desc/>
      </draw:frame>
      <draw:frame draw:id="id114" presentation:style-name="a479" draw:name="Footer Placeholder 5" svg:x="0.21177in" svg:y="6.83526in" svg:width="4.14118in" svg:height="0.39931in" presentation:class="footer" presentation:placeholder="false">
        <draw:text-box>
          <text:p text:style-name="a478" text:class-names="" text:cond-style-name=""><text:span text:style-name="a477" text:class-names=""/></text:p>
        </draw:text-box>
        <svg:title/>
        <svg:desc/>
      </draw:frame>
      <draw:frame draw:id="id115" presentation:style-name="a483" draw:name="Slide Number Placeholder 6" svg:x="4.36471in" svg:y="6.83526in" svg:width="1.27059in" svg:height="0.39931in" presentation:class="page-number" presentation:placeholder="false">
        <draw:text-box>
          <text:p text:style-name="a482" text:class-names="" text:cond-style-name=""><text:span text:style-name="a480" text:class-names=""><text:page-number style:num-format="1" text:fixed="false">‹#›</text:page-number></text:span><text:span text:style-name="a481" text:class-names=""/></text:p>
        </draw:text-box>
        <svg:title/>
        <svg:desc/>
      </draw:frame>
      <draw:frame draw:id="id116" presentation:style-name="a487" draw:name="Picture Placeholder 2" svg:x="0.91667in" svg:y="1.5in" svg:width="3.9in" svg:height="3.2in" presentation:class="graphic" presentation:placeholder="false">
        <draw:text-box>
          <text:p text:style-name="a486" text:class-names="" text:cond-style-name=""><text:span text:style-name="a484" text:class-names="">Вставка рисунка</text:span><text:span text:style-name="a485" text:class-names=""/></text:p>
        </draw:text-box>
        <svg:title/>
        <svg:desc/>
      </draw:frame>
    </style:master-page>
    <style:master-page style:name="Master1-Layout10-vertTx-Заголовок-и-вертикальный-текст" style:page-layout-name="pageLayout1" draw:style-name="a503">
      <draw:custom-shape svg:x="0.25in" svg:y="0.25in" svg:width="9.51in" svg:height="2.7in" draw:id="id122" draw:layer="Master1-bg" draw:style-name="a507" draw:name="Rounded Rectangle 13">
        <svg:title/>
        <svg:desc/>
        <text:p text:style-name="a505" text:class-names="" text:cond-style-name=""><text:span text:style-name="a50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5" draw:id="id123">
        <svg:title/>
        <svg:desc/>
        <draw:custom-shape svg:x="6.61356in" svg:y="1.99526in" svg:width="3.1457in" svg:height="0.78087in" draw:id="id129" draw:layer="Master1-bg" draw:style-name="a543" draw:name="Freeform 14">
          <svg:title/>
          <svg:desc/>
          <text:p text:style-name="a542" text:class-names="" text:cond-style-name=""><text:span text:style-name="a541"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452in" svg:y="1.85495in" svg:width="6.06356in" svg:height="0.92972in" draw:id="id130" draw:layer="Master1-bg" draw:style-name="a546" draw:name="Freeform 18">
          <svg:title/>
          <svg:desc/>
          <text:p text:style-name="a545" text:class-names="" text:cond-style-name=""><text:span text:style-name="a544"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353in" svg:y="1.86837in" svg:width="5.97986in" svg:height="0.84675in" draw:id="id131" draw:layer="Master1-bg" draw:style-name="a549" draw:name="Freeform 22">
          <svg:title/>
          <svg:desc/>
          <text:p text:style-name="a548" text:class-names="" text:cond-style-name=""><text:span text:style-name="a547"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3461in" svg:y="1.85373in" svg:width="3.61767in" svg:height="0.71254in" draw:id="id132" draw:layer="Master1-bg" draw:style-name="a552" draw:name="Freeform 26">
          <svg:title/>
          <svg:desc/>
          <text:p text:style-name="a551" text:class-names="" text:cond-style-name=""><text:span text:style-name="a550"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1.83665in" svg:width="9.54in" svg:height="1.45437in" draw:id="id133" draw:layer="Master1-bg" draw:style-name="a555" draw:name="Freeform 10">
          <svg:title/>
          <svg:desc/>
          <text:p text:style-name="a554" text:class-names="" text:cond-style-name=""><text:span text:style-name="a553"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124" presentation:style-name="a511" draw:name="Title 1" svg:x="0.5in" svg:y="0.37in" svg:width="9in" svg:height="1.37in" presentation:class="title" presentation:placeholder="false">
        <draw:text-box>
          <text:p text:style-name="a510" text:class-names="" text:cond-style-name=""><text:span text:style-name="a508" text:class-names="">Образец заголовка</text:span><text:span text:style-name="a509" text:class-names=""/></text:p>
        </draw:text-box>
        <svg:title/>
        <svg:desc/>
      </draw:frame>
      <draw:frame draw:id="id125" presentation:style-name="a528" draw:name="Vertical Text Placeholder 2" svg:x="0.9537in" svg:y="2.92593in" svg:width="8.10185in" svg:height="3.77373in" presentation:class="outline" presentation:placeholder="false">
        <draw:text-box>
          <text:list text:style-name="a514">
            <text:list-item>
              <text:p text:style-name="a513" text:class-names="" text:cond-style-name=""><text:span text:style-name="a512" text:class-names="">Образец текста</text:span></text:p>
            </text:list-item>
          </text:list>
          <text:list text:style-name="a517">
            <text:list-item>
              <text:list text:style-name="a517">
                <text:list-item>
                  <text:p text:style-name="a516" text:class-names="" text:cond-style-name=""><text:span text:style-name="a515" text:class-names="">Второй уровень</text:span></text:p>
                </text:list-item>
              </text:list>
            </text:list-item>
          </text:list>
          <text:list text:style-name="a520">
            <text:list-item>
              <text:list text:style-name="a520">
                <text:list-item>
                  <text:list text:style-name="a520">
                    <text:list-item>
                      <text:p text:style-name="a519" text:class-names="" text:cond-style-name=""><text:span text:style-name="a518" text:class-names="">Третий уровень</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Четвертый уровень</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4" text:class-names="">Пятый уровень</text:span><text:span text:style-name="a525" text:class-names=""/></text:p>
                            </text:list-item>
                          </text:list>
                        </text:list-item>
                      </text:list>
                    </text:list-item>
                  </text:list>
                </text:list-item>
              </text:list>
            </text:list-item>
          </text:list>
        </draw:text-box>
        <svg:title/>
        <svg:desc/>
      </draw:frame>
      <draw:frame draw:id="id126" presentation:style-name="a533" draw:name="Date Placeholder 3" svg:x="5.64706in" svg:y="6.83526in" svg:width="4.14117in" svg:height="0.39931in" presentation:class="date-time" presentation:placeholder="false">
        <draw:text-box>
          <text:p text:style-name="a532" text:class-names="" text:cond-style-name=""><text:span text:style-name="a529" text:class-names=""><text:date text:fixed="false" style:data-style-name="a530">2/18/2024</text:date></text:span><text:span text:style-name="a531" text:class-names=""/></text:p>
        </draw:text-box>
        <svg:title/>
        <svg:desc/>
      </draw:frame>
      <draw:frame draw:id="id127" presentation:style-name="a536" draw:name="Footer Placeholder 4" svg:x="0.21177in" svg:y="6.83526in" svg:width="4.14118in" svg:height="0.39931in" presentation:class="footer" presentation:placeholder="false">
        <draw:text-box>
          <text:p text:style-name="a535" text:class-names="" text:cond-style-name=""><text:span text:style-name="a534" text:class-names=""/></text:p>
        </draw:text-box>
        <svg:title/>
        <svg:desc/>
      </draw:frame>
      <draw:frame draw:id="id128" presentation:style-name="a540" draw:name="Slide Number Placeholder 5" svg:x="4.36471in" svg:y="6.83526in" svg:width="1.27059in" svg:height="0.39931in" presentation:class="page-number" presentation:placeholder="false">
        <draw:text-box>
          <text:p text:style-name="a539" text:class-names="" text:cond-style-name=""><text:span text:style-name="a537" text:class-names=""><text:page-number style:num-format="1" text:fixed="false">‹#›</text:page-number></text:span><text:span text:style-name="a538" text:class-names=""/></text:p>
        </draw:text-box>
        <svg:title/>
        <svg:desc/>
      </draw:frame>
    </style:master-page>
    <style:master-page style:name="Master1-Layout11-vertTitleAndTx-Вертикальный-заголовок-и-текст" style:page-layout-name="pageLayout1" draw:style-name="a556">
      <draw:custom-shape svg:x="0.25in" svg:y="0.25in" svg:width="9.51in" svg:height="1.56in" draw:id="id134" draw:style-name="a560" draw:name="Rounded Rectangle 20">
        <svg:title/>
        <svg:desc/>
        <text:p text:style-name="a558" text:class-names="" text:cond-style-name=""><text:span text:style-name="a5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54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35" presentation:style-name="a565" draw:name="Date Placeholder 3" svg:x="5.64706in" svg:y="6.83526in" svg:width="4.14117in" svg:height="0.39931in" presentation:class="date-time" presentation:placeholder="false">
        <draw:text-box>
          <text:p text:style-name="a564" text:class-names="" text:cond-style-name=""><text:span text:style-name="a561" text:class-names=""><text:date text:fixed="false" style:data-style-name="a562">2/18/2024</text:date></text:span><text:span text:style-name="a563" text:class-names=""/></text:p>
        </draw:text-box>
        <svg:title/>
        <svg:desc/>
      </draw:frame>
      <draw:frame draw:id="id136" presentation:style-name="a568" draw:name="Footer Placeholder 4" svg:x="0.21177in" svg:y="6.83526in" svg:width="4.14118in" svg:height="0.39931in" presentation:class="footer" presentation:placeholder="false">
        <draw:text-box>
          <text:p text:style-name="a567" text:class-names="" text:cond-style-name=""><text:span text:style-name="a566" text:class-names=""/></text:p>
        </draw:text-box>
        <svg:title/>
        <svg:desc/>
      </draw:frame>
      <draw:frame draw:id="id137" presentation:style-name="a572" draw:name="Slide Number Placeholder 5" svg:x="4.36471in" svg:y="6.83526in" svg:width="1.27059in" svg:height="0.39931in" presentation:class="page-number" presentation:placeholder="false">
        <draw:text-box>
          <text:p text:style-name="a571" text:class-names="" text:cond-style-name=""><text:span text:style-name="a569" text:class-names=""><text:page-number style:num-format="1" text:fixed="false">‹#›</text:page-number></text:span><text:span text:style-name="a570" text:class-names=""/></text:p>
        </draw:text-box>
        <svg:title/>
        <svg:desc/>
      </draw:frame>
      <draw:g draw:name="Group 14" draw:id="id138">
        <svg:title/>
        <svg:desc/>
        <draw:custom-shape svg:x="6.62174in" svg:y="0.93987in" svg:width="3.14974in" svg:height="0.78187in" draw:id="id141" draw:style-name="a596" draw:name="Freeform 14">
          <svg:title/>
          <svg:desc/>
          <text:p text:style-name="a595" text:class-names="" text:cond-style-name=""><text:span text:style-name="a594" text:class-names=""/></text:p>
          <draw:enhanced-geometry xmlns:dr3d="urn:oasis:names:tc:opendocument:xmlns:dr3d:1.0" draw:type="non-primitive" svg:viewBox="0 0 2706 640"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text-areas="?f40 ?f9 ?f98 ?f99" draw:glue-points="?f8 ?f9 ?f8 ?f9 ?f10 ?f11 ?f12 ?f13 ?f14 ?f15 ?f16 ?f17 ?f18 ?f19 ?f20 ?f21 ?f22 ?f23 ?f24 ?f25 ?f24 ?f25 ?f26 ?f27 ?f28 ?f29 ?f30 ?f31 ?f32 ?f33 ?f34 ?f35 ?f36 ?f37 ?f38 ?f39 ?f40 ?f41 ?f40 ?f41 ?f42 ?f43 ?f44 ?f45 ?f46 ?f47 ?f48 ?f49 ?f50 ?f51 ?f52 ?f53 ?f54 ?f55 ?f56 ?f57 ?f58 ?f59 ?f60 ?f61 ?f62 ?f63 ?f64 ?f63 ?f65 ?f61 ?f66 ?f59 ?f67 ?f57 ?f68 ?f55 ?f69 ?f70 ?f71 ?f72 ?f73 ?f74 ?f75 ?f76 ?f77 ?f78 ?f79 ?f80 ?f81 ?f82 ?f83 ?f84 ?f85 ?f86 ?f87 ?f39 ?f88 ?f89 ?f90 ?f91 ?f92 ?f93 ?f94 ?f95 ?f94 ?f95 ?f96 ?f97 ?f96 ?f97 ?f96 ?f9 ?f96 ?f9 ?f8 ?f9 ?f8 ?f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06"/>
            <draw:equation draw:name="f7" draw:formula="?f4 / 640"/>
            <draw:equation draw:name="f8" draw:formula="2700 / ?f6"/>
            <draw:equation draw:name="f9" draw:formula="0 / ?f7"/>
            <draw:equation draw:name="f10" draw:formula="2586 / ?f6"/>
            <draw:equation draw:name="f11" draw:formula="18 / ?f7"/>
            <draw:equation draw:name="f12" draw:formula="2470 / ?f6"/>
            <draw:equation draw:name="f13" draw:formula="38 / ?f7"/>
            <draw:equation draw:name="f14" draw:formula="2352 / ?f6"/>
            <draw:equation draw:name="f15" draw:formula="60 / ?f7"/>
            <draw:equation draw:name="f16" draw:formula="2230 / ?f6"/>
            <draw:equation draw:name="f17" draw:formula="82 / ?f7"/>
            <draw:equation draw:name="f18" draw:formula="2106 / ?f6"/>
            <draw:equation draw:name="f19" draw:formula="108 / ?f7"/>
            <draw:equation draw:name="f20" draw:formula="1978 / ?f6"/>
            <draw:equation draw:name="f21" draw:formula="134 / ?f7"/>
            <draw:equation draw:name="f22" draw:formula="1848 / ?f6"/>
            <draw:equation draw:name="f23" draw:formula="164 / ?f7"/>
            <draw:equation draw:name="f24" draw:formula="1714 / ?f6"/>
            <draw:equation draw:name="f25" draw:formula="194 / ?f7"/>
            <draw:equation draw:name="f26" draw:formula="1472 / ?f6"/>
            <draw:equation draw:name="f27" draw:formula="252 / ?f7"/>
            <draw:equation draw:name="f28" draw:formula="1236 / ?f6"/>
            <draw:equation draw:name="f29" draw:formula="304 / ?f7"/>
            <draw:equation draw:name="f30" draw:formula="1010 / ?f6"/>
            <draw:equation draw:name="f31" draw:formula="352 / ?f7"/>
            <draw:equation draw:name="f32" draw:formula="792 / ?f6"/>
            <draw:equation draw:name="f33" draw:formula="398 / ?f7"/>
            <draw:equation draw:name="f34" draw:formula="584 / ?f6"/>
            <draw:equation draw:name="f35" draw:formula="438 / ?f7"/>
            <draw:equation draw:name="f36" draw:formula="382 / ?f6"/>
            <draw:equation draw:name="f37" draw:formula="474 / ?f7"/>
            <draw:equation draw:name="f38" draw:formula="188 / ?f6"/>
            <draw:equation draw:name="f39" draw:formula="508 / ?f7"/>
            <draw:equation draw:name="f40" draw:formula="0 / ?f6"/>
            <draw:equation draw:name="f41" draw:formula="538 / ?f7"/>
            <draw:equation draw:name="f42" draw:formula="130 / ?f6"/>
            <draw:equation draw:name="f43" draw:formula="556 / ?f7"/>
            <draw:equation draw:name="f44" draw:formula="254 / ?f6"/>
            <draw:equation draw:name="f45" draw:formula="572 / ?f7"/>
            <draw:equation draw:name="f46" draw:formula="374 / ?f6"/>
            <draw:equation draw:name="f47" draw:formula="586 / ?f7"/>
            <draw:equation draw:name="f48" draw:formula="492 / ?f6"/>
            <draw:equation draw:name="f49" draw:formula="598 / ?f7"/>
            <draw:equation draw:name="f50" draw:formula="606 / ?f6"/>
            <draw:equation draw:name="f51" draw:formula="610 / ?f7"/>
            <draw:equation draw:name="f52" draw:formula="716 / ?f6"/>
            <draw:equation draw:name="f53" draw:formula="618 / ?f7"/>
            <draw:equation draw:name="f54" draw:formula="822 / ?f6"/>
            <draw:equation draw:name="f55" draw:formula="626 / ?f7"/>
            <draw:equation draw:name="f56" draw:formula="926 / ?f6"/>
            <draw:equation draw:name="f57" draw:formula="632 / ?f7"/>
            <draw:equation draw:name="f58" draw:formula="1028 / ?f6"/>
            <draw:equation draw:name="f59" draw:formula="636 / ?f7"/>
            <draw:equation draw:name="f60" draw:formula="1126 / ?f6"/>
            <draw:equation draw:name="f61" draw:formula="638 / ?f7"/>
            <draw:equation draw:name="f62" draw:formula="1220 / ?f6"/>
            <draw:equation draw:name="f63" draw:formula="640 / ?f7"/>
            <draw:equation draw:name="f64" draw:formula="1312 / ?f6"/>
            <draw:equation draw:name="f65" draw:formula="1402 / ?f6"/>
            <draw:equation draw:name="f66" draw:formula="1490 / ?f6"/>
            <draw:equation draw:name="f67" draw:formula="1574 / ?f6"/>
            <draw:equation draw:name="f68" draw:formula="1656 / ?f6"/>
            <draw:equation draw:name="f69" draw:formula="1734 / ?f6"/>
            <draw:equation draw:name="f70" draw:formula="620 / ?f7"/>
            <draw:equation draw:name="f71" draw:formula="1812 / ?f6"/>
            <draw:equation draw:name="f72" draw:formula="612 / ?f7"/>
            <draw:equation draw:name="f73" draw:formula="1886 / ?f6"/>
            <draw:equation draw:name="f74" draw:formula="602 / ?f7"/>
            <draw:equation draw:name="f75" draw:formula="1960 / ?f6"/>
            <draw:equation draw:name="f76" draw:formula="592 / ?f7"/>
            <draw:equation draw:name="f77" draw:formula="2030 / ?f6"/>
            <draw:equation draw:name="f78" draw:formula="580 / ?f7"/>
            <draw:equation draw:name="f79" draw:formula="2100 / ?f6"/>
            <draw:equation draw:name="f80" draw:formula="568 / ?f7"/>
            <draw:equation draw:name="f81" draw:formula="2166 / ?f6"/>
            <draw:equation draw:name="f82" draw:formula="554 / ?f7"/>
            <draw:equation draw:name="f83" draw:formula="2232 / ?f6"/>
            <draw:equation draw:name="f84" draw:formula="540 / ?f7"/>
            <draw:equation draw:name="f85" draw:formula="2296 / ?f6"/>
            <draw:equation draw:name="f86" draw:formula="524 / ?f7"/>
            <draw:equation draw:name="f87" draw:formula="2358 / ?f6"/>
            <draw:equation draw:name="f88" draw:formula="2418 / ?f6"/>
            <draw:equation draw:name="f89" draw:formula="490 / ?f7"/>
            <draw:equation draw:name="f90" draw:formula="2478 / ?f6"/>
            <draw:equation draw:name="f91" draw:formula="472 / ?f7"/>
            <draw:equation draw:name="f92" draw:formula="2592 / ?f6"/>
            <draw:equation draw:name="f93" draw:formula="432 / ?f7"/>
            <draw:equation draw:name="f94" draw:formula="2702 / ?f6"/>
            <draw:equation draw:name="f95" draw:formula="390 / ?f7"/>
            <draw:equation draw:name="f96" draw:formula="2706 / ?f6"/>
            <draw:equation draw:name="f97" draw:formula="388 / ?f7"/>
            <draw:equation draw:name="f98" draw:formula="?f1 / ?f6"/>
            <draw:equation draw:name="f99" draw:formula="?f3 / ?f7"/>
          </draw:enhanced-geometry>
        </draw:custom-shape>
        <draw:custom-shape svg:x="2.8679in" svg:y="0.79937in" svg:width="6.07133in" svg:height="0.93091in" draw:id="id142" draw:style-name="a599" draw:name="Freeform 18">
          <svg:title/>
          <svg:desc/>
          <text:p text:style-name="a598" text:class-names="" text:cond-style-name=""><text:span text:style-name="a597" text:class-names=""/></text:p>
          <draw:enhanced-geometry xmlns:dr3d="urn:oasis:names:tc:opendocument:xmlns:dr3d:1.0" draw:type="non-primitive" svg:viewBox="0 0 5216 762"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text-areas="?f40 ?f35 ?f75 ?f76" draw:glue-points="?f8 ?f9 ?f10 ?f11 ?f12 ?f13 ?f14 ?f15 ?f16 ?f17 ?f18 ?f19 ?f20 ?f21 ?f22 ?f23 ?f24 ?f25 ?f26 ?f27 ?f28 ?f29 ?f30 ?f31 ?f32 ?f33 ?f34 ?f35 ?f36 ?f37 ?f38 ?f39 ?f40 ?f41 ?f42 ?f43 ?f44 ?f25 ?f45 ?f46 ?f47 ?f19 ?f48 ?f49 ?f50 ?f51 ?f52 ?f53 ?f54 ?f55 ?f56 ?f57 ?f58 ?f59 ?f60 ?f61 ?f62 ?f63 ?f64 ?f65 ?f66 ?f67 ?f68 ?f67 ?f69 ?f70 ?f71 ?f72 ?f73 ?f74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6"/>
            <draw:equation draw:name="f7" draw:formula="?f4 / 762"/>
            <draw:equation draw:name="f8" draw:formula="5216 / ?f6"/>
            <draw:equation draw:name="f9" draw:formula="714 / ?f7"/>
            <draw:equation draw:name="f10" draw:formula="4984 / ?f6"/>
            <draw:equation draw:name="f11" draw:formula="686 / ?f7"/>
            <draw:equation draw:name="f12" draw:formula="4478 / ?f6"/>
            <draw:equation draw:name="f13" draw:formula="610 / ?f7"/>
            <draw:equation draw:name="f14" draw:formula="3914 / ?f6"/>
            <draw:equation draw:name="f15" draw:formula="508 / ?f7"/>
            <draw:equation draw:name="f16" draw:formula="3286 / ?f6"/>
            <draw:equation draw:name="f17" draw:formula="374 / ?f7"/>
            <draw:equation draw:name="f18" draw:formula="2946 / ?f6"/>
            <draw:equation draw:name="f19" draw:formula="296 / ?f7"/>
            <draw:equation draw:name="f20" draw:formula="2682 / ?f6"/>
            <draw:equation draw:name="f21" draw:formula="236 / ?f7"/>
            <draw:equation draw:name="f22" draw:formula="2430 / ?f6"/>
            <draw:equation draw:name="f23" draw:formula="184 / ?f7"/>
            <draw:equation draw:name="f24" draw:formula="2190 / ?f6"/>
            <draw:equation draw:name="f25" draw:formula="140 / ?f7"/>
            <draw:equation draw:name="f26" draw:formula="1960 / ?f6"/>
            <draw:equation draw:name="f27" draw:formula="102 / ?f7"/>
            <draw:equation draw:name="f28" draw:formula="1740 / ?f6"/>
            <draw:equation draw:name="f29" draw:formula="72 / ?f7"/>
            <draw:equation draw:name="f30" draw:formula="1334 / ?f6"/>
            <draw:equation draw:name="f31" draw:formula="28 / ?f7"/>
            <draw:equation draw:name="f32" draw:formula="970 / ?f6"/>
            <draw:equation draw:name="f33" draw:formula="4 / ?f7"/>
            <draw:equation draw:name="f34" draw:formula="644 / ?f6"/>
            <draw:equation draw:name="f35" draw:formula="0 / ?f7"/>
            <draw:equation draw:name="f36" draw:formula="358 / ?f6"/>
            <draw:equation draw:name="f37" draw:formula="10 / ?f7"/>
            <draw:equation draw:name="f38" draw:formula="110 / ?f6"/>
            <draw:equation draw:name="f39" draw:formula="32 / ?f7"/>
            <draw:equation draw:name="f40" draw:formula="0 / ?f6"/>
            <draw:equation draw:name="f41" draw:formula="48 / ?f7"/>
            <draw:equation draw:name="f42" draw:formula="314 / ?f6"/>
            <draw:equation draw:name="f43" draw:formula="86 / ?f7"/>
            <draw:equation draw:name="f44" draw:formula="652 / ?f6"/>
            <draw:equation draw:name="f45" draw:formula="1014 / ?f6"/>
            <draw:equation draw:name="f46" draw:formula="210 / ?f7"/>
            <draw:equation draw:name="f47" draw:formula="1402 / ?f6"/>
            <draw:equation draw:name="f48" draw:formula="1756 / ?f6"/>
            <draw:equation draw:name="f49" draw:formula="378 / ?f7"/>
            <draw:equation draw:name="f50" draw:formula="2408 / ?f6"/>
            <draw:equation draw:name="f51" draw:formula="516 / ?f7"/>
            <draw:equation draw:name="f52" draw:formula="2708 / ?f6"/>
            <draw:equation draw:name="f53" draw:formula="572 / ?f7"/>
            <draw:equation draw:name="f54" draw:formula="2992 / ?f6"/>
            <draw:equation draw:name="f55" draw:formula="620 / ?f7"/>
            <draw:equation draw:name="f56" draw:formula="3260 / ?f6"/>
            <draw:equation draw:name="f57" draw:formula="662 / ?f7"/>
            <draw:equation draw:name="f58" draw:formula="3512 / ?f6"/>
            <draw:equation draw:name="f59" draw:formula="694 / ?f7"/>
            <draw:equation draw:name="f60" draw:formula="3750 / ?f6"/>
            <draw:equation draw:name="f61" draw:formula="722 / ?f7"/>
            <draw:equation draw:name="f62" draw:formula="3974 / ?f6"/>
            <draw:equation draw:name="f63" draw:formula="740 / ?f7"/>
            <draw:equation draw:name="f64" draw:formula="4184 / ?f6"/>
            <draw:equation draw:name="f65" draw:formula="754 / ?f7"/>
            <draw:equation draw:name="f66" draw:formula="4384 / ?f6"/>
            <draw:equation draw:name="f67" draw:formula="762 / ?f7"/>
            <draw:equation draw:name="f68" draw:formula="4570 / ?f6"/>
            <draw:equation draw:name="f69" draw:formula="4746 / ?f6"/>
            <draw:equation draw:name="f70" draw:formula="758 / ?f7"/>
            <draw:equation draw:name="f71" draw:formula="4912 / ?f6"/>
            <draw:equation draw:name="f72" draw:formula="748 / ?f7"/>
            <draw:equation draw:name="f73" draw:formula="5068 / ?f6"/>
            <draw:equation draw:name="f74" draw:formula="732 / ?f7"/>
            <draw:equation draw:name="f75" draw:formula="?f1 / ?f6"/>
            <draw:equation draw:name="f76" draw:formula="?f3 / ?f7"/>
          </draw:enhanced-geometry>
        </draw:custom-shape>
        <draw:custom-shape svg:x="3.0972in" svg:y="0.81281in" svg:width="5.98753in" svg:height="0.84784in" draw:id="id143" draw:style-name="a602" draw:name="Freeform 22">
          <svg:title/>
          <svg:desc/>
          <text:p text:style-name="a601" text:class-names="" text:cond-style-name=""><text:span text:style-name="a600" text:class-names=""/></text:p>
          <draw:enhanced-geometry xmlns:dr3d="urn:oasis:names:tc:opendocument:xmlns:dr3d:1.0" draw:type="non-primitive" svg:viewBox="0 0 5144 694" draw:enhanced-path="M 0 70 L 0 70 18 66 72 56 164 42 224 34 294 26 372 20 462 14 560 8 670 4 790 2 920 0 1060 2 1210 6 1372 14 1544 24 1726 40 1920 58 2126 80 2342 106 2570 138 2808 174 3058 216 3320 266 3594 320 3880 380 4178 448 4488 522 4810 604 5144 694 N" draw:text-areas="?f8 ?f31 ?f66 ?f67" draw:glue-points="?f8 ?f9 ?f8 ?f9 ?f10 ?f11 ?f12 ?f13 ?f14 ?f15 ?f16 ?f17 ?f18 ?f19 ?f20 ?f21 ?f22 ?f23 ?f24 ?f25 ?f26 ?f27 ?f28 ?f29 ?f30 ?f31 ?f32 ?f29 ?f33 ?f34 ?f35 ?f23 ?f36 ?f37 ?f38 ?f39 ?f40 ?f41 ?f42 ?f43 ?f44 ?f45 ?f46 ?f47 ?f48 ?f49 ?f50 ?f51 ?f52 ?f53 ?f54 ?f55 ?f56 ?f57 ?f58 ?f59 ?f60 ?f61 ?f62 ?f63 ?f64 ?f65"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44"/>
            <draw:equation draw:name="f7" draw:formula="?f4 / 694"/>
            <draw:equation draw:name="f8" draw:formula="0 / ?f6"/>
            <draw:equation draw:name="f9" draw:formula="70 / ?f7"/>
            <draw:equation draw:name="f10" draw:formula="18 / ?f6"/>
            <draw:equation draw:name="f11" draw:formula="66 / ?f7"/>
            <draw:equation draw:name="f12" draw:formula="72 / ?f6"/>
            <draw:equation draw:name="f13" draw:formula="56 / ?f7"/>
            <draw:equation draw:name="f14" draw:formula="164 / ?f6"/>
            <draw:equation draw:name="f15" draw:formula="42 / ?f7"/>
            <draw:equation draw:name="f16" draw:formula="224 / ?f6"/>
            <draw:equation draw:name="f17" draw:formula="34 / ?f7"/>
            <draw:equation draw:name="f18" draw:formula="294 / ?f6"/>
            <draw:equation draw:name="f19" draw:formula="26 / ?f7"/>
            <draw:equation draw:name="f20" draw:formula="372 / ?f6"/>
            <draw:equation draw:name="f21" draw:formula="20 / ?f7"/>
            <draw:equation draw:name="f22" draw:formula="462 / ?f6"/>
            <draw:equation draw:name="f23" draw:formula="14 / ?f7"/>
            <draw:equation draw:name="f24" draw:formula="560 / ?f6"/>
            <draw:equation draw:name="f25" draw:formula="8 / ?f7"/>
            <draw:equation draw:name="f26" draw:formula="670 / ?f6"/>
            <draw:equation draw:name="f27" draw:formula="4 / ?f7"/>
            <draw:equation draw:name="f28" draw:formula="790 / ?f6"/>
            <draw:equation draw:name="f29" draw:formula="2 / ?f7"/>
            <draw:equation draw:name="f30" draw:formula="920 / ?f6"/>
            <draw:equation draw:name="f31" draw:formula="0 / ?f7"/>
            <draw:equation draw:name="f32" draw:formula="1060 / ?f6"/>
            <draw:equation draw:name="f33" draw:formula="1210 / ?f6"/>
            <draw:equation draw:name="f34" draw:formula="6 / ?f7"/>
            <draw:equation draw:name="f35" draw:formula="1372 / ?f6"/>
            <draw:equation draw:name="f36" draw:formula="1544 / ?f6"/>
            <draw:equation draw:name="f37" draw:formula="24 / ?f7"/>
            <draw:equation draw:name="f38" draw:formula="1726 / ?f6"/>
            <draw:equation draw:name="f39" draw:formula="40 / ?f7"/>
            <draw:equation draw:name="f40" draw:formula="1920 / ?f6"/>
            <draw:equation draw:name="f41" draw:formula="58 / ?f7"/>
            <draw:equation draw:name="f42" draw:formula="2126 / ?f6"/>
            <draw:equation draw:name="f43" draw:formula="80 / ?f7"/>
            <draw:equation draw:name="f44" draw:formula="2342 / ?f6"/>
            <draw:equation draw:name="f45" draw:formula="106 / ?f7"/>
            <draw:equation draw:name="f46" draw:formula="2570 / ?f6"/>
            <draw:equation draw:name="f47" draw:formula="138 / ?f7"/>
            <draw:equation draw:name="f48" draw:formula="2808 / ?f6"/>
            <draw:equation draw:name="f49" draw:formula="174 / ?f7"/>
            <draw:equation draw:name="f50" draw:formula="3058 / ?f6"/>
            <draw:equation draw:name="f51" draw:formula="216 / ?f7"/>
            <draw:equation draw:name="f52" draw:formula="3320 / ?f6"/>
            <draw:equation draw:name="f53" draw:formula="266 / ?f7"/>
            <draw:equation draw:name="f54" draw:formula="3594 / ?f6"/>
            <draw:equation draw:name="f55" draw:formula="320 / ?f7"/>
            <draw:equation draw:name="f56" draw:formula="3880 / ?f6"/>
            <draw:equation draw:name="f57" draw:formula="380 / ?f7"/>
            <draw:equation draw:name="f58" draw:formula="4178 / ?f6"/>
            <draw:equation draw:name="f59" draw:formula="448 / ?f7"/>
            <draw:equation draw:name="f60" draw:formula="4488 / ?f6"/>
            <draw:equation draw:name="f61" draw:formula="522 / ?f7"/>
            <draw:equation draw:name="f62" draw:formula="4810 / ?f6"/>
            <draw:equation draw:name="f63" draw:formula="604 / ?f7"/>
            <draw:equation draw:name="f64" draw:formula="5144 / ?f6"/>
            <draw:equation draw:name="f65" draw:formula="694 / ?f7"/>
            <draw:equation draw:name="f66" draw:formula="?f1 / ?f6"/>
            <draw:equation draw:name="f67" draw:formula="?f3 / ?f7"/>
          </draw:enhanced-geometry>
        </draw:custom-shape>
        <draw:custom-shape svg:x="6.14218in" svg:y="0.79815in" svg:width="3.62231in" svg:height="0.71346in" draw:id="id144" draw:style-name="a605" draw:name="Freeform 26">
          <svg:title/>
          <svg:desc/>
          <text:p text:style-name="a604" text:class-names="" text:cond-style-name=""><text:span text:style-name="a603" text:class-names=""/></text:p>
          <draw:enhanced-geometry xmlns:dr3d="urn:oasis:names:tc:opendocument:xmlns:dr3d:1.0" draw:type="non-primitive" svg:viewBox="0 0 3112 584" draw:enhanced-path="M 0 584 L 0 584 90 560 336 498 506 456 702 410 920 360 1154 306 1402 254 1656 202 1916 154 2174 108 2302 88 2426 68 2550 52 2670 36 2788 24 2900 14 3008 6 3112 0 N" draw:text-areas="?f8 ?f45 ?f46 ?f47" draw:glue-points="?f8 ?f9 ?f8 ?f9 ?f10 ?f11 ?f12 ?f13 ?f14 ?f15 ?f16 ?f17 ?f18 ?f19 ?f20 ?f21 ?f22 ?f23 ?f24 ?f25 ?f26 ?f27 ?f28 ?f29 ?f30 ?f31 ?f32 ?f33 ?f34 ?f35 ?f36 ?f37 ?f38 ?f39 ?f40 ?f41 ?f42 ?f43 ?f44 ?f4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2"/>
            <draw:equation draw:name="f7" draw:formula="?f4 / 584"/>
            <draw:equation draw:name="f8" draw:formula="0 / ?f6"/>
            <draw:equation draw:name="f9" draw:formula="584 / ?f7"/>
            <draw:equation draw:name="f10" draw:formula="90 / ?f6"/>
            <draw:equation draw:name="f11" draw:formula="560 / ?f7"/>
            <draw:equation draw:name="f12" draw:formula="336 / ?f6"/>
            <draw:equation draw:name="f13" draw:formula="498 / ?f7"/>
            <draw:equation draw:name="f14" draw:formula="506 / ?f6"/>
            <draw:equation draw:name="f15" draw:formula="456 / ?f7"/>
            <draw:equation draw:name="f16" draw:formula="702 / ?f6"/>
            <draw:equation draw:name="f17" draw:formula="410 / ?f7"/>
            <draw:equation draw:name="f18" draw:formula="920 / ?f6"/>
            <draw:equation draw:name="f19" draw:formula="360 / ?f7"/>
            <draw:equation draw:name="f20" draw:formula="1154 / ?f6"/>
            <draw:equation draw:name="f21" draw:formula="306 / ?f7"/>
            <draw:equation draw:name="f22" draw:formula="1402 / ?f6"/>
            <draw:equation draw:name="f23" draw:formula="254 / ?f7"/>
            <draw:equation draw:name="f24" draw:formula="1656 / ?f6"/>
            <draw:equation draw:name="f25" draw:formula="202 / ?f7"/>
            <draw:equation draw:name="f26" draw:formula="1916 / ?f6"/>
            <draw:equation draw:name="f27" draw:formula="154 / ?f7"/>
            <draw:equation draw:name="f28" draw:formula="2174 / ?f6"/>
            <draw:equation draw:name="f29" draw:formula="108 / ?f7"/>
            <draw:equation draw:name="f30" draw:formula="2302 / ?f6"/>
            <draw:equation draw:name="f31" draw:formula="88 / ?f7"/>
            <draw:equation draw:name="f32" draw:formula="2426 / ?f6"/>
            <draw:equation draw:name="f33" draw:formula="68 / ?f7"/>
            <draw:equation draw:name="f34" draw:formula="2550 / ?f6"/>
            <draw:equation draw:name="f35" draw:formula="52 / ?f7"/>
            <draw:equation draw:name="f36" draw:formula="2670 / ?f6"/>
            <draw:equation draw:name="f37" draw:formula="36 / ?f7"/>
            <draw:equation draw:name="f38" draw:formula="2788 / ?f6"/>
            <draw:equation draw:name="f39" draw:formula="24 / ?f7"/>
            <draw:equation draw:name="f40" draw:formula="2900 / ?f6"/>
            <draw:equation draw:name="f41" draw:formula="14 / ?f7"/>
            <draw:equation draw:name="f42" draw:formula="3008 / ?f6"/>
            <draw:equation draw:name="f43" draw:formula="6 / ?f7"/>
            <draw:equation draw:name="f44" draw:formula="3112 / ?f6"/>
            <draw:equation draw:name="f45" draw:formula="0 / ?f7"/>
            <draw:equation draw:name="f46" draw:formula="?f1 / ?f6"/>
            <draw:equation draw:name="f47" draw:formula="?f3 / ?f7"/>
          </draw:enhanced-geometry>
        </draw:custom-shape>
        <draw:custom-shape svg:x="0.23148in" svg:y="0.78105in" svg:width="9.54in" svg:height="1.45623in" draw:id="id145" draw:style-name="a608" draw:name="Freeform 19">
          <svg:title/>
          <svg:desc/>
          <text:p text:style-name="a607" text:class-names="" text:cond-style-name=""><text:span text:style-name="a606" text:class-names=""/></text:p>
          <draw:enhanced-geometry xmlns:dr3d="urn:oasis:names:tc:opendocument:xmlns:dr3d:1.0" draw:type="non-primitive" svg:viewBox="0 0 8196 1192"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text-areas="?f69 ?f52 ?f74 ?f75" draw:glue-points="?f8 ?f9 ?f10 ?f11 ?f12 ?f13 ?f14 ?f15 ?f16 ?f17 ?f18 ?f19 ?f20 ?f21 ?f22 ?f23 ?f24 ?f25 ?f26 ?f21 ?f27 ?f28 ?f29 ?f30 ?f31 ?f32 ?f33 ?f34 ?f35 ?f36 ?f37 ?f38 ?f39 ?f40 ?f41 ?f42 ?f43 ?f44 ?f45 ?f46 ?f47 ?f48 ?f49 ?f50 ?f51 ?f52 ?f53 ?f54 ?f55 ?f56 ?f57 ?f58 ?f59 ?f60 ?f61 ?f62 ?f63 ?f64 ?f65 ?f66 ?f67 ?f68 ?f69 ?f42 ?f8 ?f70 ?f71 ?f72 ?f71 ?f73 ?f8 ?f9"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6"/>
            <draw:equation draw:name="f7" draw:formula="?f4 / 1192"/>
            <draw:equation draw:name="f8" draw:formula="8192 / ?f6"/>
            <draw:equation draw:name="f9" draw:formula="512 / ?f7"/>
            <draw:equation draw:name="f10" draw:formula="8040 / ?f6"/>
            <draw:equation draw:name="f11" draw:formula="570 / ?f7"/>
            <draw:equation draw:name="f12" draw:formula="7878 / ?f6"/>
            <draw:equation draw:name="f13" draw:formula="620 / ?f7"/>
            <draw:equation draw:name="f14" draw:formula="7706 / ?f6"/>
            <draw:equation draw:name="f15" draw:formula="666 / ?f7"/>
            <draw:equation draw:name="f16" draw:formula="7522 / ?f6"/>
            <draw:equation draw:name="f17" draw:formula="702 / ?f7"/>
            <draw:equation draw:name="f18" draw:formula="7322 / ?f6"/>
            <draw:equation draw:name="f19" draw:formula="730 / ?f7"/>
            <draw:equation draw:name="f20" draw:formula="7106 / ?f6"/>
            <draw:equation draw:name="f21" draw:formula="750 / ?f7"/>
            <draw:equation draw:name="f22" draw:formula="6872 / ?f6"/>
            <draw:equation draw:name="f23" draw:formula="762 / ?f7"/>
            <draw:equation draw:name="f24" draw:formula="6618 / ?f6"/>
            <draw:equation draw:name="f25" draw:formula="760 / ?f7"/>
            <draw:equation draw:name="f26" draw:formula="6342 / ?f6"/>
            <draw:equation draw:name="f27" draw:formula="6042 / ?f6"/>
            <draw:equation draw:name="f28" draw:formula="726 / ?f7"/>
            <draw:equation draw:name="f29" draw:formula="5716 / ?f6"/>
            <draw:equation draw:name="f30" draw:formula="690 / ?f7"/>
            <draw:equation draw:name="f31" draw:formula="5364 / ?f6"/>
            <draw:equation draw:name="f32" draw:formula="642 / ?f7"/>
            <draw:equation draw:name="f33" draw:formula="4982 / ?f6"/>
            <draw:equation draw:name="f34" draw:formula="578 / ?f7"/>
            <draw:equation draw:name="f35" draw:formula="4568 / ?f6"/>
            <draw:equation draw:name="f36" draw:formula="500 / ?f7"/>
            <draw:equation draw:name="f37" draw:formula="4122 / ?f6"/>
            <draw:equation draw:name="f38" draw:formula="406 / ?f7"/>
            <draw:equation draw:name="f39" draw:formula="3640 / ?f6"/>
            <draw:equation draw:name="f40" draw:formula="296 / ?f7"/>
            <draw:equation draw:name="f41" draw:formula="3396 / ?f6"/>
            <draw:equation draw:name="f42" draw:formula="240 / ?f7"/>
            <draw:equation draw:name="f43" draw:formula="2934 / ?f6"/>
            <draw:equation draw:name="f44" draw:formula="148 / ?f7"/>
            <draw:equation draw:name="f45" draw:formula="2512 / ?f6"/>
            <draw:equation draw:name="f46" draw:formula="82 / ?f7"/>
            <draw:equation draw:name="f47" draw:formula="2126 / ?f6"/>
            <draw:equation draw:name="f48" draw:formula="36 / ?f7"/>
            <draw:equation draw:name="f49" draw:formula="1776 / ?f6"/>
            <draw:equation draw:name="f50" draw:formula="10 / ?f7"/>
            <draw:equation draw:name="f51" draw:formula="1462 / ?f6"/>
            <draw:equation draw:name="f52" draw:formula="0 / ?f7"/>
            <draw:equation draw:name="f53" draw:formula="1182 / ?f6"/>
            <draw:equation draw:name="f54" draw:formula="4 / ?f7"/>
            <draw:equation draw:name="f55" draw:formula="934 / ?f6"/>
            <draw:equation draw:name="f56" draw:formula="20 / ?f7"/>
            <draw:equation draw:name="f57" draw:formula="716 / ?f6"/>
            <draw:equation draw:name="f58" draw:formula="44 / ?f7"/>
            <draw:equation draw:name="f59" draw:formula="530 / ?f6"/>
            <draw:equation draw:name="f60" draw:formula="74 / ?f7"/>
            <draw:equation draw:name="f61" draw:formula="374 / ?f6"/>
            <draw:equation draw:name="f62" draw:formula="108 / ?f7"/>
            <draw:equation draw:name="f63" draw:formula="248 / ?f6"/>
            <draw:equation draw:name="f64" draw:formula="144 / ?f7"/>
            <draw:equation draw:name="f65" draw:formula="148 / ?f6"/>
            <draw:equation draw:name="f66" draw:formula="176 / ?f7"/>
            <draw:equation draw:name="f67" draw:formula="48 / ?f6"/>
            <draw:equation draw:name="f68" draw:formula="216 / ?f7"/>
            <draw:equation draw:name="f69" draw:formula="0 / ?f6"/>
            <draw:equation draw:name="f70" draw:formula="1192 / ?f7"/>
            <draw:equation draw:name="f71" draw:formula="8196 / ?f6"/>
            <draw:equation draw:name="f72" draw:formula="1186 / ?f7"/>
            <draw:equation draw:name="f73" draw:formula="510 / ?f7"/>
            <draw:equation draw:name="f74" draw:formula="?f1 / ?f6"/>
            <draw:equation draw:name="f75" draw:formula="?f3 / ?f7"/>
          </draw:enhanced-geometry>
        </draw:custom-shape>
      </draw:g>
      <draw:frame draw:id="id139" presentation:style-name="a576" draw:name="Vertical Title 1" svg:x="7.25in" svg:y="1.58333in" svg:width="2.25in" svg:height="4.90741in" presentation:class="title" presentation:placeholder="false">
        <draw:text-box>
          <text:p text:style-name="a575" text:class-names="" text:cond-style-name=""><text:span text:style-name="a573" text:class-names="">Образец заголовка</text:span><text:span text:style-name="a574" text:class-names=""/></text:p>
        </draw:text-box>
        <svg:title/>
        <svg:desc/>
      </draw:frame>
      <draw:frame draw:id="id140" presentation:style-name="a593" draw:name="Vertical Text Placeholder 2" svg:x="0.5in" svg:y="1.58333in" svg:width="6.58333in" svg:height="4.90741in" presentation:class="outline" presentation:placeholder="false">
        <draw:text-box>
          <text:list text:style-name="a579">
            <text:list-item>
              <text:p text:style-name="a578" text:class-names="" text:cond-style-name=""><text:span text:style-name="a577" text:class-names="">Образец текста</text:span></text:p>
            </text:list-item>
          </text:list>
          <text:list text:style-name="a582">
            <text:list-item>
              <text:list text:style-name="a582">
                <text:list-item>
                  <text:p text:style-name="a581" text:class-names="" text:cond-style-name=""><text:span text:style-name="a580" text:class-names="">Второй уровень</text:span></text:p>
                </text:list-item>
              </text:list>
            </text:list-item>
          </text:list>
          <text:list text:style-name="a585">
            <text:list-item>
              <text:list text:style-name="a585">
                <text:list-item>
                  <text:list text:style-name="a585">
                    <text:list-item>
                      <text:p text:style-name="a584" text:class-names="" text:cond-style-name=""><text:span text:style-name="a583" text:class-names="">Третий уровень</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Четвертый уровень</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Пятый уровень</text:span><text:span text:style-name="a590" text:class-names=""/></text:p>
                            </text:list-item>
                          </text:list>
                        </text:list-item>
                      </text:list>
                    </text:list-item>
                  </text:list>
                </text:list-item>
              </text:list>
            </text:list-item>
          </text:list>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Введение</dc:title>
    <meta:initial-creator>Lz42</meta:initial-creator>
    <dc:creator>Lz42</dc:creator>
    <meta:creation-date>2024-02-18T16:27:22Z</meta:creation-date>
    <dc:date>2024-02-18T16:45:16Z</dc:date>
    <meta:template xlink:href="Waveform" xlink:type="simple"/>
    <meta:editing-cycles>2</meta:editing-cycles>
    <meta:editing-duration>PT877S</meta:editing-duration>
    <meta:document-statistic meta:paragraph-count="19" meta:word-count="31"/>
  </office:meta>
</office:document-meta>
</file>